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">
            <text:p>4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69">
            <text:p>6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49">
            <text:p>14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941">
            <text:p>394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092">
            <text:p>40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8759">
            <text:p>875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2">
            <text:p>2020-11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16)">
            <text:p>(0.93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6">
            <text:p>1.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9.125">
            <text:p>69.1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124113475177">
            <text:p>0.2451241135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570262593682">
            <text:p>1.975702625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6165987377579">
            <text:p>3.161659873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0">
            <text:p>730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2602739726027">
            <text:p>0.047260274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97886845562">
            <text:p>1.1697886846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0104988847784">
            <text:p>15.010498884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7.375">
            <text:p>87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2486910994764">
            <text:p>0.152486911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7927861421014">
            <text:p>1.5792786142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88399615851712">
            <text:p>4.883996158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34">
            <text:p>1034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7.25">
            <text:p>87.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43810444874275">
            <text:p>0.0843810445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928917061682">
            <text:p>1.309289170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5638404088329">
            <text:p>8.55638404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25">
            <text:p>1225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6.75">
            <text:p>96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89795918367347">
            <text:p>0.078979591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86546122449">
            <text:p>1.288654612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11846530103197">
            <text:p>9.11846530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09">
            <text:p>1009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4">
            <text:p>94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31615460852329">
            <text:p>0.0931615461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4307639568954">
            <text:p>1.3430763957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78170048634444">
            <text:p>7.781700486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65">
            <text:p>965</text:p>
          </table:table-cell>
          <table:table-cell office:value-type="float" office:value="34.75">
            <text:p>34.75</text:p>
          </table:table-cell>
          <table:table-cell office:value-type="float" office:value="51.125">
            <text:p>51.125</text:p>
          </table:table-cell>
          <table:table-cell office:value-type="float" office:value="76">
            <text:p>76</text:p>
          </table:table-cell>
          <table:table-cell office:value-type="float" office:value="0.224193548387097">
            <text:p>0.2241935484</text:p>
          </table:table-cell>
          <table:table-cell office:value-type="float" office:value="0.142013888888889">
            <text:p>0.1420138889</text:p>
          </table:table-cell>
          <table:table-cell office:value-type="float" office:value="0.0787564766839378">
            <text:p>0.0787564767</text:p>
          </table:table-cell>
          <table:table-cell office:value-type="float" office:value="1.8831924037461">
            <text:p>1.8831924037</text:p>
          </table:table-cell>
          <table:table-cell office:value-type="float" office:value="1.53657778260031">
            <text:p>1.5365777826</text:p>
          </table:table-cell>
          <table:table-cell office:value-type="float" office:value="1.28780473032833">
            <text:p>1.2878047303</text:p>
          </table:table-cell>
          <table:table-cell office:value-type="float" office:value="3.42663289257146">
            <text:p>3.4266328926</text:p>
          </table:table-cell>
          <table:table-cell office:value-type="float" office:value="5.21974618587524">
            <text:p>5.2197461859</text:p>
          </table:table-cell>
          <table:table-cell office:value-type="float" office:value="9.14334023357076">
            <text:p>9.143340233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52">
            <text:p>1052</text:p>
          </table:table-cell>
          <table:table-cell office:value-type="float" office:value="35">
            <text:p>35</text:p>
          </table:table-cell>
          <table:table-cell office:value-type="float" office:value="72.25">
            <text:p>72.25</text:p>
          </table:table-cell>
          <table:table-cell office:value-type="float" office:value="89.25">
            <text:p>89.25</text:p>
          </table:table-cell>
          <table:table-cell office:value-type="float" office:value="0.196629213483146">
            <text:p>0.1966292135</text:p>
          </table:table-cell>
          <table:table-cell office:value-type="float" office:value="0.168023255813953">
            <text:p>0.1680232558</text:p>
          </table:table-cell>
          <table:table-cell office:value-type="float" office:value="0.0848384030418251">
            <text:p>0.084838403</text:p>
          </table:table-cell>
          <table:table-cell office:value-type="float" office:value="1.76398182047721">
            <text:p>1.7639818205</text:p>
          </table:table-cell>
          <table:table-cell office:value-type="float" office:value="1.64341575175771">
            <text:p>1.6434157518</text:p>
          </table:table-cell>
          <table:table-cell office:value-type="float" office:value="1.31104161772253">
            <text:p>1.3110416177</text:p>
          </table:table-cell>
          <table:table-cell office:value-type="float" office:value="3.86135884870175">
            <text:p>3.8613588487</text:p>
          </table:table-cell>
          <table:table-cell office:value-type="float" office:value="4.46291099536752">
            <text:p>4.4629109954</text:p>
          </table:table-cell>
          <table:table-cell office:value-type="float" office:value="8.51207589119293">
            <text:p>8.512075891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57">
            <text:p>125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7.625">
            <text:p>47.62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78878281622912">
            <text:p>0.0378878282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3542095411282">
            <text:p>1.1354209541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8.6391448785518">
            <text:p>18.639144878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87">
            <text:p>1287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8.875">
            <text:p>88.8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9055944055944">
            <text:p>0.069055944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104250207834">
            <text:p>1.2510425021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3801898416873">
            <text:p>10.38018984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70">
            <text:p>670</text:p>
          </table:table-cell>
          <table:table-cell office:value-type="float" office:value="1584">
            <text:p>1584</text:p>
          </table:table-cell>
          <table:table-cell office:value-type="float" office:value="63.5">
            <text:p>63.5</text:p>
          </table:table-cell>
          <table:table-cell office:value-type="float" office:value="63.375">
            <text:p>63.375</text:p>
          </table:table-cell>
          <table:table-cell office:value-type="float" office:value="121.5">
            <text:p>121.5</text:p>
          </table:table-cell>
          <table:table-cell office:value-type="float" office:value="0.191265060240964">
            <text:p>0.1912650602</text:p>
          </table:table-cell>
          <table:table-cell office:value-type="float" office:value="0.094589552238806">
            <text:p>0.0945895522</text:p>
          </table:table-cell>
          <table:table-cell office:value-type="float" office:value="0.0767045454545455">
            <text:p>0.0767045455</text:p>
          </table:table-cell>
          <table:table-cell office:value-type="float" office:value="1.74112906445057">
            <text:p>1.7411290645</text:p>
          </table:table-cell>
          <table:table-cell office:value-type="float" office:value="1.34859991228559">
            <text:p>1.3485999123</text:p>
          </table:table-cell>
          <table:table-cell office:value-type="float" office:value="1.27999774018595">
            <text:p>1.2799977402</text:p>
          </table:table-cell>
          <table:table-cell office:value-type="float" office:value="3.96048304277602">
            <text:p>3.9604830428</text:p>
          </table:table-cell>
          <table:table-cell office:value-type="float" office:value="7.66930030310411">
            <text:p>7.6693003031</text:p>
          </table:table-cell>
          <table:table-cell office:value-type="float" office:value="9.37889052201677">
            <text:p>9.37889052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53">
            <text:p>653</text:p>
          </table:table-cell>
          <table:table-cell office:value-type="float" office:value="1450">
            <text:p>1450</text:p>
          </table:table-cell>
          <table:table-cell office:value-type="float" office:value="56.875">
            <text:p>56.875</text:p>
          </table:table-cell>
          <table:table-cell office:value-type="float" office:value="61.25">
            <text:p>61.25</text:p>
          </table:table-cell>
          <table:table-cell office:value-type="float" office:value="158.75">
            <text:p>158.75</text:p>
          </table:table-cell>
          <table:table-cell office:value-type="float" office:value="0.163433908045977">
            <text:p>0.163433908</text:p>
          </table:table-cell>
          <table:table-cell office:value-type="float" office:value="0.0937978560490046">
            <text:p>0.093797856</text:p>
          </table:table-cell>
          <table:table-cell office:value-type="float" office:value="0.10948275862069">
            <text:p>0.1094827586</text:p>
          </table:table-cell>
          <table:table-cell office:value-type="float" office:value="1.62437153706731">
            <text:p>1.6243715371</text:p>
          </table:table-cell>
          <table:table-cell office:value-type="float" office:value="1.34553665025832">
            <text:p>1.3455366503</text:p>
          </table:table-cell>
          <table:table-cell office:value-type="float" office:value="1.4066831450654">
            <text:p>1.4066831451</text:p>
          </table:table-cell>
          <table:table-cell office:value-type="float" office:value="4.57897981788164">
            <text:p>4.5789798179</text:p>
          </table:table-cell>
          <table:table-cell office:value-type="float" office:value="7.73119325181628">
            <text:p>7.7311932518</text:p>
          </table:table-cell>
          <table:table-cell office:value-type="float" office:value="6.67168162716008">
            <text:p>6.671681627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08">
            <text:p>808</text:p>
          </table:table-cell>
          <table:table-cell office:value-type="float" office:value="1896">
            <text:p>1896</text:p>
          </table:table-cell>
          <table:table-cell office:value-type="float" office:value="13.75">
            <text:p>13.75</text:p>
          </table:table-cell>
          <table:table-cell office:value-type="float" office:value="59.625">
            <text:p>59.625</text:p>
          </table:table-cell>
          <table:table-cell office:value-type="float" office:value="331.25">
            <text:p>331.25</text:p>
          </table:table-cell>
          <table:table-cell office:value-type="float" office:value="0.0376712328767123">
            <text:p>0.0376712329</text:p>
          </table:table-cell>
          <table:table-cell office:value-type="float" office:value="0.0737933168316832">
            <text:p>0.0737933168</text:p>
          </table:table-cell>
          <table:table-cell office:value-type="float" office:value="0.174709915611814">
            <text:p>0.1747099156</text:p>
          </table:table-cell>
          <table:table-cell office:value-type="float" office:value="1.13463079376994">
            <text:p>1.1346307938</text:p>
          </table:table-cell>
          <table:table-cell office:value-type="float" office:value="1.26894969798457">
            <text:p>1.268949698</text:p>
          </table:table-cell>
          <table:table-cell office:value-type="float" office:value="1.671310871683">
            <text:p>1.6713108717</text:p>
          </table:table-cell>
          <table:table-cell office:value-type="float" office:value="18.7443446228369">
            <text:p>18.7443446228</text:p>
          </table:table-cell>
          <table:table-cell office:value-type="float" office:value="9.73555024355954">
            <text:p>9.7355502436</text:p>
          </table:table-cell>
          <table:table-cell office:value-type="float" office:value="4.30469417820999">
            <text:p>4.30469417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96">
            <text:p>796</text:p>
          </table:table-cell>
          <table:table-cell office:value-type="float" office:value="2088">
            <text:p>2088</text:p>
          </table:table-cell>
          <table:table-cell office:value-type="float" office:value="43.125">
            <text:p>43.125</text:p>
          </table:table-cell>
          <table:table-cell office:value-type="float" office:value="36.75">
            <text:p>36.75</text:p>
          </table:table-cell>
          <table:table-cell office:value-type="float" office:value="168.5">
            <text:p>168.5</text:p>
          </table:table-cell>
          <table:table-cell office:value-type="float" office:value="0.12609649122807">
            <text:p>0.1260964912</text:p>
          </table:table-cell>
          <table:table-cell office:value-type="float" office:value="0.0461683417085427">
            <text:p>0.0461683417</text:p>
          </table:table-cell>
          <table:table-cell office:value-type="float" office:value="0.0806992337164751">
            <text:p>0.0806992337</text:p>
          </table:table-cell>
          <table:table-cell office:value-type="float" office:value="1.47250235649431">
            <text:p>1.4725023565</text:p>
          </table:table-cell>
          <table:table-cell office:value-type="float" office:value="1.16576696690109">
            <text:p>1.1657669669</text:p>
          </table:table-cell>
          <table:table-cell office:value-type="float" office:value="1.29521155599962">
            <text:p>1.295211556</text:p>
          </table:table-cell>
          <table:table-cell office:value-type="float" office:value="5.83667402630994">
            <text:p>5.8366740263</text:p>
          </table:table-cell>
          <table:table-cell office:value-type="float" office:value="15.3574402450867">
            <text:p>15.3574402451</text:p>
          </table:table-cell>
          <table:table-cell office:value-type="float" office:value="8.93135716331989">
            <text:p>8.93135716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49">
            <text:p>949</text:p>
          </table:table-cell>
          <table:table-cell office:value-type="float" office:value="2012">
            <text:p>2012</text:p>
          </table:table-cell>
          <table:table-cell office:value-type="float" office:value="66.375">
            <text:p>66.375</text:p>
          </table:table-cell>
          <table:table-cell office:value-type="float" office:value="38.75">
            <text:p>38.75</text:p>
          </table:table-cell>
          <table:table-cell office:value-type="float" office:value="60.75">
            <text:p>60.75</text:p>
          </table:table-cell>
          <table:table-cell office:value-type="float" office:value="0.202362804878049">
            <text:p>0.2023628049</text:p>
          </table:table-cell>
          <table:table-cell office:value-type="float" office:value="0.0408324552160169">
            <text:p>0.0408324552</text:p>
          </table:table-cell>
          <table:table-cell office:value-type="float" office:value="0.0301938369781312">
            <text:p>0.030193837</text:p>
          </table:table-cell>
          <table:table-cell office:value-type="float" office:value="1.78853319847747">
            <text:p>1.7885331985</text:p>
          </table:table-cell>
          <table:table-cell office:value-type="float" office:value="1.14618148047804">
            <text:p>1.1461814805</text:p>
          </table:table-cell>
          <table:table-cell office:value-type="float" office:value="1.10746529829472">
            <text:p>1.1074652983</text:p>
          </table:table-cell>
          <table:table-cell office:value-type="float" office:value="3.76120436567063">
            <text:p>3.7612043657</text:p>
          </table:table-cell>
          <table:table-cell office:value-type="float" office:value="17.3196600059356">
            <text:p>17.3196600059</text:p>
          </table:table-cell>
          <table:table-cell office:value-type="float" office:value="23.3014335898613">
            <text:p>23.301433589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50">
            <text:p>1050</text:p>
          </table:table-cell>
          <table:table-cell office:value-type="float" office:value="2400">
            <text:p>2400</text:p>
          </table:table-cell>
          <table:table-cell office:value-type="float" office:value="80.75">
            <text:p>80.75</text:p>
          </table:table-cell>
          <table:table-cell office:value-type="float" office:value="193">
            <text:p>193</text:p>
          </table:table-cell>
          <table:table-cell office:value-type="float" office:value="83.375">
            <text:p>83.375</text:p>
          </table:table-cell>
          <table:table-cell office:value-type="float" office:value="0.224305555555556">
            <text:p>0.2243055556</text:p>
          </table:table-cell>
          <table:table-cell office:value-type="float" office:value="0.183809523809524">
            <text:p>0.1838095238</text:p>
          </table:table-cell>
          <table:table-cell office:value-type="float" office:value="0.0347395833333333">
            <text:p>0.0347395833</text:p>
          </table:table-cell>
          <table:table-cell office:value-type="float" office:value="1.88368288966049">
            <text:p>1.8836828897</text:p>
          </table:table-cell>
          <table:table-cell office:value-type="float" office:value="1.70955377777778">
            <text:p>1.7095537778</text:p>
          </table:table-cell>
          <table:table-cell office:value-type="float" office:value="1.12395394542101">
            <text:p>1.1239539454</text:p>
          </table:table-cell>
          <table:table-cell office:value-type="float" office:value="3.42508375788022">
            <text:p>3.4250837579</text:p>
          </table:table-cell>
          <table:table-cell office:value-type="float" office:value="4.10783952070167">
            <text:p>4.1078395207</text:p>
          </table:table-cell>
          <table:table-cell office:value-type="float" office:value="20.2972635285932">
            <text:p>20.297263528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49">
            <text:p>1249</text:p>
          </table:table-cell>
          <table:table-cell office:value-type="float" office:value="3247">
            <text:p>3247</text:p>
          </table:table-cell>
          <table:table-cell office:value-type="float" office:value="102.125">
            <text:p>102.125</text:p>
          </table:table-cell>
          <table:table-cell office:value-type="float" office:value="65.25">
            <text:p>65.25</text:p>
          </table:table-cell>
          <table:table-cell office:value-type="float" office:value="39.5">
            <text:p>39.5</text:p>
          </table:table-cell>
          <table:table-cell office:value-type="float" office:value="0.274529569892473">
            <text:p>0.2745295699</text:p>
          </table:table-cell>
          <table:table-cell office:value-type="float" office:value="0.0522417934347478">
            <text:p>0.0522417934</text:p>
          </table:table-cell>
          <table:table-cell office:value-type="float" office:value="0.0121650754542655">
            <text:p>0.0121650755</text:p>
          </table:table-cell>
          <table:table-cell office:value-type="float" office:value="2.10857180472453">
            <text:p>2.1085718047</text:p>
          </table:table-cell>
          <table:table-cell office:value-type="float" office:value="1.18819551878492">
            <text:p>1.1881955188</text:p>
          </table:table-cell>
          <table:table-cell office:value-type="float" office:value="1.04286782264911">
            <text:p>1.0428678226</text:p>
          </table:table-cell>
          <table:table-cell office:value-type="float" office:value="2.85742986404229">
            <text:p>2.857429864</text:p>
          </table:table-cell>
          <table:table-cell office:value-type="float" office:value="13.6116909682691">
            <text:p>13.6116909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250">
            <text:p>1250</text:p>
          </table:table-cell>
          <table:table-cell office:value-type="float" office:value="2828">
            <text:p>2828</text:p>
          </table:table-cell>
          <table:table-cell office:value-type="float" office:value="57.75">
            <text:p>57.75</text:p>
          </table:table-cell>
          <table:table-cell office:value-type="float" office:value="99.875">
            <text:p>99.875</text:p>
          </table:table-cell>
          <table:table-cell office:value-type="float" office:value="211">
            <text:p>211</text:p>
          </table:table-cell>
          <table:table-cell office:value-type="float" office:value="0.0952970297029703">
            <text:p>0.0952970297</text:p>
          </table:table-cell>
          <table:table-cell office:value-type="float" office:value="0.0799">
            <text:p>0.0799</text:p>
          </table:table-cell>
          <table:table-cell office:value-type="float" office:value="0.0746110325318246">
            <text:p>0.0746110325</text:p>
          </table:table-cell>
          <table:table-cell office:value-type="float" office:value="1.35133939074601">
            <text:p>1.3513393907</text:p>
          </table:table-cell>
          <table:table-cell office:value-type="float" office:value="1.2921626596">
            <text:p>1.2921626596</text:p>
          </table:table-cell>
          <table:table-cell office:value-type="float" office:value="1.2720495539653">
            <text:p>1.272049554</text:p>
          </table:table-cell>
          <table:table-cell office:value-type="float" office:value="7.61486091232383">
            <text:p>7.6148609123</text:p>
          </table:table-cell>
          <table:table-cell office:value-type="float" office:value="9.01731766869521">
            <text:p>9.0173176687</text:p>
          </table:table-cell>
          <table:table-cell office:value-type="float" office:value="9.63256070177782">
            <text:p>9.632560701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float" office:value="1290">
            <text:p>1290</text:p>
          </table:table-cell>
          <table:table-cell office:value-type="float" office:value="2865">
            <text:p>2865</text:p>
          </table:table-cell>
          <table:table-cell office:value-type="float" office:value="79.375">
            <text:p>79.375</text:p>
          </table:table-cell>
          <table:table-cell office:value-type="float" office:value="90">
            <text:p>90</text:p>
          </table:table-cell>
          <table:table-cell office:value-type="float" office:value="128.25">
            <text:p>128.25</text:p>
          </table:table-cell>
          <table:table-cell office:value-type="float" office:value="0.112748579545455">
            <text:p>0.1127485795</text:p>
          </table:table-cell>
          <table:table-cell office:value-type="float" office:value="0.0697674418604651">
            <text:p>0.0697674419</text:p>
          </table:table-cell>
          <table:table-cell office:value-type="float" office:value="0.0447643979057592">
            <text:p>0.0447643979</text:p>
          </table:table-cell>
          <table:table-cell office:value-type="float" office:value="1.41953602310055">
            <text:p>1.4195360231</text:p>
          </table:table-cell>
          <table:table-cell office:value-type="float" office:value="1.25372633856138">
            <text:p>1.2537263386</text:p>
          </table:table-cell>
          <table:table-cell office:value-type="float" office:value="1.16060294125709">
            <text:p>1.1606029413</text:p>
          </table:table-cell>
          <table:table-cell office:value-type="float" office:value="6.48812812384638">
            <text:p>6.4881281238</text:p>
          </table:table-cell>
          <table:table-cell office:value-type="float" office:value="10.2777879124422">
            <text:p>10.2777879124</text:p>
          </table:table-cell>
          <table:table-cell office:value-type="float" office:value="15.8283847052591">
            <text:p>15.828384705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float" office:value="1422">
            <text:p>1422</text:p>
          </table:table-cell>
          <table:table-cell office:value-type="float" office:value="3303">
            <text:p>3303</text:p>
          </table:table-cell>
          <table:table-cell office:value-type="float" office:value="24.125">
            <text:p>24.125</text:p>
          </table:table-cell>
          <table:table-cell office:value-type="float" office:value="105.625">
            <text:p>105.625</text:p>
          </table:table-cell>
          <table:table-cell office:value-type="float" office:value="136.25">
            <text:p>136.25</text:p>
          </table:table-cell>
          <table:table-cell office:value-type="float" office:value="0.0324260752688172">
            <text:p>0.0324260753</text:p>
          </table:table-cell>
          <table:table-cell office:value-type="float" office:value="0.0742791842475387">
            <text:p>0.0742791842</text:p>
          </table:table-cell>
          <table:table-cell office:value-type="float" office:value="0.0412503784438389">
            <text:p>0.0412503784</text:p>
          </table:table-cell>
          <table:table-cell office:value-type="float" office:value="1.11555210614124">
            <text:p>1.1155521061</text:p>
          </table:table-cell>
          <table:table-cell office:value-type="float" office:value="1.27079124340285">
            <text:p>1.2707912434</text:p>
          </table:table-cell>
          <table:table-cell office:value-type="float" office:value="1.14771144824809">
            <text:p>1.1477114482</text:p>
          </table:table-cell>
          <table:table-cell office:value-type="float" office:value="21.7209584203201">
            <text:p>21.7209584203</text:p>
          </table:table-cell>
          <table:table-cell office:value-type="float" office:value="9.67408300636931">
            <text:p>9.6740830064</text:p>
          </table:table-cell>
          <table:table-cell office:value-type="float" office:value="17.1476526239298">
            <text:p>17.147652623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office:value-type="float" office:value="1683">
            <text:p>1683</text:p>
          </table:table-cell>
          <table:table-cell office:value-type="float" office:value="3900">
            <text:p>3900</text:p>
          </table:table-cell>
          <table:table-cell office:value-type="float" office:value="42">
            <text:p>42</text:p>
          </table:table-cell>
          <table:table-cell office:value-type="float" office:value="159">
            <text:p>159</text:p>
          </table:table-cell>
          <table:table-cell office:value-type="float" office:value="72.625">
            <text:p>72.625</text:p>
          </table:table-cell>
          <table:table-cell office:value-type="float" office:value="0.0503597122302158">
            <text:p>0.0503597122</text:p>
          </table:table-cell>
          <table:table-cell office:value-type="float" office:value="0.0944741532976827">
            <text:p>0.0944741533</text:p>
          </table:table-cell>
          <table:table-cell office:value-type="float" office:value="0.0186217948717949">
            <text:p>0.0186217949</text:p>
          </table:table-cell>
          <table:table-cell office:value-type="float" office:value="1.18122975001294">
            <text:p>1.18122975</text:p>
          </table:table-cell>
          <table:table-cell office:value-type="float" office:value="1.34815325319886">
            <text:p>1.3481532532</text:p>
          </table:table-cell>
          <table:table-cell office:value-type="float" office:value="1.06585595369001">
            <text:p>1.0658559537</text:p>
          </table:table-cell>
          <table:table-cell office:value-type="float" office:value="14.1076582744818">
            <text:p>14.1076582745</text:p>
          </table:table-cell>
          <table:table-cell office:value-type="float" office:value="7.67825738134595">
            <text:p>7.6782573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16">
            <text:p>816</text:p>
          </table:table-cell>
          <table:table-cell office:value-type="float" office:value="1628">
            <text:p>1628</text:p>
          </table:table-cell>
          <table:table-cell office:value-type="float" office:value="3571">
            <text:p>3571</text:p>
          </table:table-cell>
          <table:table-cell office:value-type="float" office:value="75.5">
            <text:p>75.5</text:p>
          </table:table-cell>
          <table:table-cell office:value-type="float" office:value="128.25">
            <text:p>128.25</text:p>
          </table:table-cell>
          <table:table-cell office:value-type="float" office:value="119.125">
            <text:p>119.125</text:p>
          </table:table-cell>
          <table:table-cell office:value-type="float" office:value="0.0925245098039216">
            <text:p>0.0925245098</text:p>
          </table:table-cell>
          <table:table-cell office:value-type="float" office:value="0.0787776412776413">
            <text:p>0.0787776413</text:p>
          </table:table-cell>
          <table:table-cell office:value-type="float" office:value="0.0333590030803696">
            <text:p>0.0333590031</text:p>
          </table:table-cell>
          <table:table-cell office:value-type="float" office:value="1.34061492274606">
            <text:p>1.3406149227</text:p>
          </table:table-cell>
          <table:table-cell office:value-type="float" office:value="1.28788534133167">
            <text:p>1.2878853413</text:p>
          </table:table-cell>
          <table:table-cell office:value-type="float" office:value="1.11893764403087">
            <text:p>1.118937644</text:p>
          </table:table-cell>
          <table:table-cell office:value-type="float" office:value="7.83296081636658">
            <text:p>7.8329608164</text:p>
          </table:table-cell>
          <table:table-cell office:value-type="float" office:value="9.14097456347882">
            <text:p>9.1409745635</text:p>
          </table:table-cell>
          <table:table-cell office:value-type="float" office:value="21.1230922927367">
            <text:p>21.12309229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8">
            <text:p>808</text:p>
          </table:table-cell>
          <table:table-cell office:value-type="float" office:value="1768">
            <text:p>1768</text:p>
          </table:table-cell>
          <table:table-cell office:value-type="float" office:value="4285">
            <text:p>4285</text:p>
          </table:table-cell>
          <table:table-cell office:value-type="float" office:value="28.5">
            <text:p>28.5</text:p>
          </table:table-cell>
          <table:table-cell office:value-type="float" office:value="124">
            <text:p>124</text:p>
          </table:table-cell>
          <table:table-cell office:value-type="float" office:value="77.875">
            <text:p>77.875</text:p>
          </table:table-cell>
          <table:table-cell office:value-type="float" office:value="0.0352722772277228">
            <text:p>0.0352722772</text:p>
          </table:table-cell>
          <table:table-cell office:value-type="float" office:value="0.0701357466063348">
            <text:p>0.0701357466</text:p>
          </table:table-cell>
          <table:table-cell office:value-type="float" office:value="0.0181738623103851">
            <text:p>0.0181738623</text:p>
          </table:table-cell>
          <table:table-cell office:value-type="float" office:value="1.12589147203706">
            <text:p>1.125891472</text:p>
          </table:table-cell>
          <table:table-cell office:value-type="float" office:value="1.25511639810815">
            <text:p>1.2551163981</text:p>
          </table:table-cell>
          <table:table-cell office:value-type="float" office:value="1.06425588505805">
            <text:p>1.0642558851</text:p>
          </table:table-cell>
          <table:table-cell office:value-type="float" office:value="19.9959019252598">
            <text:p>19.9959019253</text:p>
          </table:table-cell>
          <table:table-cell office:value-type="float" office:value="10.2255956653056">
            <text:p>10.2255956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15">
            <text:p>915</text:p>
          </table:table-cell>
          <table:table-cell office:value-type="float" office:value="1988">
            <text:p>1988</text:p>
          </table:table-cell>
          <table:table-cell office:value-type="float" office:value="5063">
            <text:p>5063</text:p>
          </table:table-cell>
          <table:table-cell office:value-type="float" office:value="38.625">
            <text:p>38.625</text:p>
          </table:table-cell>
          <table:table-cell office:value-type="float" office:value="36.25">
            <text:p>36.25</text:p>
          </table:table-cell>
          <table:table-cell office:value-type="float" office:value="32.75">
            <text:p>32.75</text:p>
          </table:table-cell>
          <table:table-cell office:value-type="float" office:value="0.0422131147540984">
            <text:p>0.0422131148</text:p>
          </table:table-cell>
          <table:table-cell office:value-type="float" office:value="0.0182344064386318">
            <text:p>0.0182344064</text:p>
          </table:table-cell>
          <table:table-cell office:value-type="float" office:value="0.00646849693857397">
            <text:p>0.0064684969</text:p>
          </table:table-cell>
          <table:table-cell office:value-type="float" office:value="1.15123851787154">
            <text:p>1.1512385179</text:p>
          </table:table-cell>
          <table:table-cell office:value-type="float" office:value="1.06447210994842">
            <text:p>1.0644721099</text:p>
          </table:table-cell>
          <table:table-cell office:value-type="float" office:value="1.02272174853219">
            <text:p>1.0227217485</text:p>
          </table:table-cell>
          <table:table-cell office:value-type="float" office:value="16.7643710304516">
            <text:p>16.76437103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20">
            <text:p>1120</text:p>
          </table:table-cell>
          <table:table-cell office:value-type="float" office:value="2099">
            <text:p>2099</text:p>
          </table:table-cell>
          <table:table-cell office:value-type="float" office:value="4307">
            <text:p>4307</text:p>
          </table:table-cell>
          <table:table-cell office:value-type="float" office:value="21.75">
            <text:p>21.75</text:p>
          </table:table-cell>
          <table:table-cell office:value-type="float" office:value="69.25">
            <text:p>69.25</text:p>
          </table:table-cell>
          <table:table-cell office:value-type="float" office:value="162.625">
            <text:p>162.625</text:p>
          </table:table-cell>
          <table:table-cell office:value-type="float" office:value="0.0194196428571429">
            <text:p>0.0194196429</text:p>
          </table:table-cell>
          <table:table-cell office:value-type="float" office:value="0.0329919009051929">
            <text:p>0.0329919009</text:p>
          </table:table-cell>
          <table:table-cell office:value-type="float" office:value="0.0377583004411423">
            <text:p>0.0377583004</text:p>
          </table:table-cell>
          <table:table-cell office:value-type="float" office:value="1.06870791015625">
            <text:p>1.0687079102</text:p>
          </table:table-cell>
          <table:table-cell office:value-type="float" office:value="1.11760504559784">
            <text:p>1.1176050456</text:p>
          </table:table-cell>
          <table:table-cell office:value-type="float" office:value="1.13494840247832">
            <text:p>1.1349484025</text:p>
          </table:table-cell>
          <table:table-cell office:value-type="float" office:value="0">
            <text:p>0</text:p>
          </table:table-cell>
          <table:table-cell office:value-type="float" office:value="21.3543150441429">
            <text:p>21.3543150441</text:p>
          </table:table-cell>
          <table:table-cell office:value-type="float" office:value="18.7019110903944">
            <text:p>18.701911090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086">
            <text:p>1086</text:p>
          </table:table-cell>
          <table:table-cell office:value-type="float" office:value="2045">
            <text:p>2045</text:p>
          </table:table-cell>
          <table:table-cell office:value-type="float" office:value="3596">
            <text:p>3596</text:p>
          </table:table-cell>
          <table:table-cell office:value-type="float" office:value="87">
            <text:p>87</text:p>
          </table:table-cell>
          <table:table-cell office:value-type="float" office:value="142.375">
            <text:p>142.375</text:p>
          </table:table-cell>
          <table:table-cell office:value-type="float" office:value="117.75">
            <text:p>117.75</text:p>
          </table:table-cell>
          <table:table-cell office:value-type="float" office:value="0.0801104972375691">
            <text:p>0.0801104972</text:p>
          </table:table-cell>
          <table:table-cell office:value-type="float" office:value="0.0696210268948655">
            <text:p>0.0696210269</text:p>
          </table:table-cell>
          <table:table-cell office:value-type="float" office:value="0.0327447163515017">
            <text:p>0.0327447164</text:p>
          </table:table-cell>
          <table:table-cell office:value-type="float" office:value="1.29296541619609">
            <text:p>1.2929654162</text:p>
          </table:table-cell>
          <table:table-cell office:value-type="float" office:value="1.25317388540838">
            <text:p>1.2531738854</text:p>
          </table:table-cell>
          <table:table-cell office:value-type="float" office:value="1.11670805147018">
            <text:p>1.1167080515</text:p>
          </table:table-cell>
          <table:table-cell office:value-type="float" office:value="8.99451162080927">
            <text:p>8.9945116208</text:p>
          </table:table-cell>
          <table:table-cell office:value-type="float" office:value="10.2986896300576">
            <text:p>10.2986896301</text:p>
          </table:table-cell>
          <table:table-cell office:value-type="float" office:value="21.5129270537777">
            <text:p>21.512927053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90">
            <text:p>1190</text:p>
          </table:table-cell>
          <table:table-cell office:value-type="float" office:value="2248">
            <text:p>2248</text:p>
          </table:table-cell>
          <table:table-cell office:value-type="float" office:value="3812">
            <text:p>3812</text:p>
          </table:table-cell>
          <table:table-cell office:value-type="float" office:value="69.5">
            <text:p>69.5</text:p>
          </table:table-cell>
          <table:table-cell office:value-type="float" office:value="163.25">
            <text:p>163.25</text:p>
          </table:table-cell>
          <table:table-cell office:value-type="float" office:value="274.5">
            <text:p>274.5</text:p>
          </table:table-cell>
          <table:table-cell office:value-type="float" office:value="0.0584033613445378">
            <text:p>0.0584033613</text:p>
          </table:table-cell>
          <table:table-cell office:value-type="float" office:value="0.0726201067615658">
            <text:p>0.0726201068</text:p>
          </table:table-cell>
          <table:table-cell office:value-type="float" office:value="0.07200944386149">
            <text:p>0.0720094439</text:p>
          </table:table-cell>
          <table:table-cell office:value-type="float" office:value="1.21109723183391">
            <text:p>1.2110972318</text:p>
          </table:table-cell>
          <table:table-cell office:value-type="float" office:value="1.26450678628136">
            <text:p>1.2645067863</text:p>
          </table:table-cell>
          <table:table-cell office:value-type="float" office:value="1.26219635912549">
            <text:p>1.2621963591</text:p>
          </table:table-cell>
          <table:table-cell office:value-type="float" office:value="12.2115705586597">
            <text:p>12.2115705587</text:p>
          </table:table-cell>
          <table:table-cell office:value-type="float" office:value="9.88736289342284">
            <text:p>9.8873628934</text:p>
          </table:table-cell>
          <table:table-cell office:value-type="float" office:value="9.9683390334679">
            <text:p>9.968339033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47">
            <text:p>1247</text:p>
          </table:table-cell>
          <table:table-cell office:value-type="float" office:value="2470">
            <text:p>2470</text:p>
          </table:table-cell>
          <table:table-cell office:value-type="float" office:value="4377">
            <text:p>4377</text:p>
          </table:table-cell>
          <table:table-cell office:value-type="float" office:value="58.75">
            <text:p>58.75</text:p>
          </table:table-cell>
          <table:table-cell office:value-type="float" office:value="88.875">
            <text:p>88.875</text:p>
          </table:table-cell>
          <table:table-cell office:value-type="float" office:value="282.875">
            <text:p>282.875</text:p>
          </table:table-cell>
          <table:table-cell office:value-type="float" office:value="0.0471130713712911">
            <text:p>0.0471130714</text:p>
          </table:table-cell>
          <table:table-cell office:value-type="float" office:value="0.0359817813765182">
            <text:p>0.0359817814</text:p>
          </table:table-cell>
          <table:table-cell office:value-type="float" office:value="0.0646275988119717">
            <text:p>0.0646275988</text:p>
          </table:table-cell>
          <table:table-cell office:value-type="float" office:value="1.16924624712783">
            <text:p>1.1692462471</text:p>
          </table:table-cell>
          <table:table-cell office:value-type="float" office:value="1.12847382445623">
            <text:p>1.1284738245</text:p>
          </table:table-cell>
          <table:table-cell office:value-type="float" office:value="1.23438297983718">
            <text:p>1.2343829798</text:p>
          </table:table-cell>
          <table:table-cell office:value-type="float" office:value="15.056332090031">
            <text:p>15.05633209</text:p>
          </table:table-cell>
          <table:table-cell office:value-type="float" office:value="19.6083690166378">
            <text:p>19.6083690166</text:p>
          </table:table-cell>
          <table:table-cell office:value-type="float" office:value="11.0682068695957">
            <text:p>11.068206869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260">
            <text:p>1260</text:p>
          </table:table-cell>
          <table:table-cell office:value-type="float" office:value="2582">
            <text:p>2582</text:p>
          </table:table-cell>
          <table:table-cell office:value-type="float" office:value="4310">
            <text:p>4310</text:p>
          </table:table-cell>
          <table:table-cell office:value-type="float" office:value="112.5">
            <text:p>112.5</text:p>
          </table:table-cell>
          <table:table-cell office:value-type="float" office:value="207.125">
            <text:p>207.125</text:p>
          </table:table-cell>
          <table:table-cell office:value-type="float" office:value="341.5">
            <text:p>341.5</text:p>
          </table:table-cell>
          <table:table-cell office:value-type="float" office:value="0.0892857142857143">
            <text:p>0.0892857143</text:p>
          </table:table-cell>
          <table:table-cell office:value-type="float" office:value="0.0802188226181255">
            <text:p>0.0802188226</text:p>
          </table:table-cell>
          <table:table-cell office:value-type="float" office:value="0.0792343387470998">
            <text:p>0.0792343387</text:p>
          </table:table-cell>
          <table:table-cell office:value-type="float" office:value="1.328125">
            <text:p>1.328125</text:p>
          </table:table-cell>
          <table:table-cell office:value-type="float" office:value="1.29337859578783">
            <text:p>1.2933785958</text:p>
          </table:table-cell>
          <table:table-cell office:value-type="float" office:value="1.28962522327076">
            <text:p>1.2896252233</text:p>
          </table:table-cell>
          <table:table-cell office:value-type="float" office:value="8.10488266018094">
            <text:p>8.1048826602</text:p>
          </table:table-cell>
          <table:table-cell office:value-type="float" office:value="8.98282187214994">
            <text:p>8.9828218721</text:p>
          </table:table-cell>
          <table:table-cell office:value-type="float" office:value="9.09023497913791">
            <text:p>9.090234979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52">
            <text:p>1552</text:p>
          </table:table-cell>
          <table:table-cell office:value-type="float" office:value="2718">
            <text:p>2718</text:p>
          </table:table-cell>
          <table:table-cell office:value-type="float" office:value="5133">
            <text:p>5133</text:p>
          </table:table-cell>
          <table:table-cell office:value-type="float" office:value="130.375">
            <text:p>130.375</text:p>
          </table:table-cell>
          <table:table-cell office:value-type="float" office:value="145.5">
            <text:p>145.5</text:p>
          </table:table-cell>
          <table:table-cell office:value-type="float" office:value="312.875">
            <text:p>312.875</text:p>
          </table:table-cell>
          <table:table-cell office:value-type="float" office:value="0.0840045103092784">
            <text:p>0.0840045103</text:p>
          </table:table-cell>
          <table:table-cell office:value-type="float" office:value="0.0535320088300221">
            <text:p>0.0535320088</text:p>
          </table:table-cell>
          <table:table-cell office:value-type="float" office:value="0.0609536333528151">
            <text:p>0.0609536334</text:p>
          </table:table-cell>
          <table:table-cell office:value-type="float" office:value="1.30784703127699">
            <text:p>1.3078470313</text:p>
          </table:table-cell>
          <table:table-cell office:value-type="float" office:value="1.19297875580506">
            <text:p>1.1929787558</text:p>
          </table:table-cell>
          <table:table-cell office:value-type="float" office:value="1.22061979375592">
            <text:p>1.2206197938</text:p>
          </table:table-cell>
          <table:table-cell office:value-type="float" office:value="8.59322397436431">
            <text:p>8.5932239744</text:p>
          </table:table-cell>
          <table:table-cell office:value-type="float" office:value="13.2918366874748">
            <text:p>13.2918366875</text:p>
          </table:table-cell>
          <table:table-cell office:value-type="float" office:value="11.7148683771421">
            <text:p>11.714868377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42">
            <text:p>42</text:p>
          </table:table-cell>
          <table:table-cell office:value-type="float" office:value="1742">
            <text:p>1742</text:p>
          </table:table-cell>
          <table:table-cell office:value-type="float" office:value="3043">
            <text:p>3043</text:p>
          </table:table-cell>
          <table:table-cell office:value-type="float" office:value="6005">
            <text:p>6005</text:p>
          </table:table-cell>
          <table:table-cell office:value-type="float" office:value="60.25">
            <text:p>60.25</text:p>
          </table:table-cell>
          <table:table-cell office:value-type="float" office:value="103.625">
            <text:p>103.625</text:p>
          </table:table-cell>
          <table:table-cell office:value-type="float" office:value="381">
            <text:p>381</text:p>
          </table:table-cell>
          <table:table-cell office:value-type="float" office:value="0.0345866819747417">
            <text:p>0.034586682</text:p>
          </table:table-cell>
          <table:table-cell office:value-type="float" office:value="0.0340535655603023">
            <text:p>0.0340535656</text:p>
          </table:table-cell>
          <table:table-cell office:value-type="float" office:value="0.0634471273938385">
            <text:p>0.0634471274</text:p>
          </table:table-cell>
          <table:table-cell office:value-type="float" office:value="1.12339801450884">
            <text:p>1.1233980145</text:p>
          </table:table-cell>
          <table:table-cell office:value-type="float" office:value="1.1214603843027">
            <text:p>1.1214603843</text:p>
          </table:table-cell>
          <table:table-cell office:value-type="float" office:value="1.22995500030851">
            <text:p>1.2299550003</text:p>
          </table:table-cell>
          <table:table-cell office:value-type="float" office:value="20.3854791145087">
            <text:p>20.3854791145</text:p>
          </table:table-cell>
          <table:table-cell office:value-type="float" office:value="20.6992533145746">
            <text:p>20.6992533146</text:p>
          </table:table-cell>
          <table:table-cell office:value-type="float" office:value="11.2678205822908">
            <text:p>11.26782058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26">
            <text:p>1826</text:p>
          </table:table-cell>
          <table:table-cell office:value-type="float" office:value="3144">
            <text:p>3144</text:p>
          </table:table-cell>
          <table:table-cell office:value-type="float" office:value="5770">
            <text:p>5770</text:p>
          </table:table-cell>
          <table:table-cell office:value-type="float" office:value="85.5">
            <text:p>85.5</text:p>
          </table:table-cell>
          <table:table-cell office:value-type="float" office:value="250">
            <text:p>250</text:p>
          </table:table-cell>
          <table:table-cell office:value-type="float" office:value="337.125">
            <text:p>337.125</text:p>
          </table:table-cell>
          <table:table-cell office:value-type="float" office:value="0.0468236582694414">
            <text:p>0.0468236583</text:p>
          </table:table-cell>
          <table:table-cell office:value-type="float" office:value="0.0795165394402036">
            <text:p>0.0795165394</text:p>
          </table:table-cell>
          <table:table-cell office:value-type="float" office:value="0.0584272097053726">
            <text:p>0.0584272097</text:p>
          </table:table-cell>
          <table:table-cell office:value-type="float" office:value="1.16818001569156">
            <text:p>1.1681800157</text:p>
          </table:table-cell>
          <table:table-cell office:value-type="float" office:value="1.29070073292802">
            <text:p>1.2907007329</text:p>
          </table:table-cell>
          <table:table-cell office:value-type="float" office:value="1.21118616208336">
            <text:p>1.2111861621</text:p>
          </table:table-cell>
          <table:table-cell office:value-type="float" office:value="15.14728427394">
            <text:p>15.1472842739</text:p>
          </table:table-cell>
          <table:table-cell office:value-type="float" office:value="9.0591733831002">
            <text:p>9.0591733831</text:p>
          </table:table-cell>
          <table:table-cell office:value-type="float" office:value="12.206724957639">
            <text:p>12.206724957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74">
            <text:p>1974</text:p>
          </table:table-cell>
          <table:table-cell office:value-type="float" office:value="3231">
            <text:p>3231</text:p>
          </table:table-cell>
          <table:table-cell office:value-type="float" office:value="5925">
            <text:p>5925</text:p>
          </table:table-cell>
          <table:table-cell office:value-type="float" office:value="90.75">
            <text:p>90.75</text:p>
          </table:table-cell>
          <table:table-cell office:value-type="float" office:value="119.125">
            <text:p>119.125</text:p>
          </table:table-cell>
          <table:table-cell office:value-type="float" office:value="401.125">
            <text:p>401.125</text:p>
          </table:table-cell>
          <table:table-cell office:value-type="float" office:value="0.0459726443768997">
            <text:p>0.0459726444</text:p>
          </table:table-cell>
          <table:table-cell office:value-type="float" office:value="0.0368693902816465">
            <text:p>0.0368693903</text:p>
          </table:table-cell>
          <table:table-cell office:value-type="float" office:value="0.0677004219409283">
            <text:p>0.0677004219</text:p>
          </table:table-cell>
          <table:table-cell office:value-type="float" office:value="1.16504668401992">
            <text:p>1.165046684</text:p>
          </table:table-cell>
          <table:table-cell office:value-type="float" office:value="1.13170719578765">
            <text:p>1.1317071958</text:p>
          </table:table-cell>
          <table:table-cell office:value-type="float" office:value="1.24593483716997">
            <text:p>1.2459348372</text:p>
          </table:table-cell>
          <table:table-cell office:value-type="float" office:value="15.4213607243336">
            <text:p>15.4213607243</text:p>
          </table:table-cell>
          <table:table-cell office:value-type="float" office:value="19.1445539897033">
            <text:p>19.1445539897</text:p>
          </table:table-cell>
          <table:table-cell office:value-type="float" office:value="10.5812369966876">
            <text:p>10.581236996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float" office:value="3490">
            <text:p>3490</text:p>
          </table:table-cell>
          <table:table-cell office:value-type="float" office:value="6406">
            <text:p>6406</text:p>
          </table:table-cell>
          <table:table-cell office:value-type="float" office:value="76.125">
            <text:p>76.125</text:p>
          </table:table-cell>
          <table:table-cell office:value-type="float" office:value="195.5">
            <text:p>195.5</text:p>
          </table:table-cell>
          <table:table-cell office:value-type="float" office:value="504.875">
            <text:p>504.875</text:p>
          </table:table-cell>
          <table:table-cell office:value-type="float" office:value="0.0376483679525223">
            <text:p>0.037648368</text:p>
          </table:table-cell>
          <table:table-cell office:value-type="float" office:value="0.0560171919770774">
            <text:p>0.056017192</text:p>
          </table:table-cell>
          <table:table-cell office:value-type="float" office:value="0.0788128317202623">
            <text:p>0.0788128317</text:p>
          </table:table-cell>
          <table:table-cell office:value-type="float" office:value="1.13454739106843">
            <text:p>1.1345473911</text:p>
          </table:table-cell>
          <table:table-cell office:value-type="float" office:value="1.20221050648188">
            <text:p>1.2022105065</text:p>
          </table:table-cell>
          <table:table-cell office:value-type="float" office:value="1.2880193774107">
            <text:p>1.2880193774</text:p>
          </table:table-cell>
          <table:table-cell office:value-type="float" office:value="18.7555206821565">
            <text:p>18.7555206822</text:p>
          </table:table-cell>
          <table:table-cell office:value-type="float" office:value="12.7172549084744">
            <text:p>12.7172549085</text:p>
          </table:table-cell>
          <table:table-cell office:value-type="float" office:value="9.13704396697614">
            <text:p>9.1370439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48">
            <text:p>1848</text:p>
          </table:table-cell>
          <table:table-cell office:value-type="float" office:value="3548">
            <text:p>3548</text:p>
          </table:table-cell>
          <table:table-cell office:value-type="float" office:value="6670">
            <text:p>6670</text:p>
          </table:table-cell>
          <table:table-cell office:value-type="float" office:value="50">
            <text:p>50</text:p>
          </table:table-cell>
          <table:table-cell office:value-type="float" office:value="234.125">
            <text:p>234.125</text:p>
          </table:table-cell>
          <table:table-cell office:value-type="float" office:value="388.375">
            <text:p>388.375</text:p>
          </table:table-cell>
          <table:table-cell office:value-type="float" office:value="0.0270562770562771">
            <text:p>0.0270562771</text:p>
          </table:table-cell>
          <table:table-cell office:value-type="float" office:value="0.0659878804960541">
            <text:p>0.0659878805</text:p>
          </table:table-cell>
          <table:table-cell office:value-type="float" office:value="0.0582271364317841">
            <text:p>0.0582271364</text:p>
          </table:table-cell>
          <table:table-cell office:value-type="float" office:value="1.09613177226814">
            <text:p>1.0961317723</text:p>
          </table:table-cell>
          <table:table-cell office:value-type="float" office:value="1.23949220646602">
            <text:p>1.2394922065</text:p>
          </table:table-cell>
          <table:table-cell office:value-type="float" office:value="1.21044016036865">
            <text:p>1.2104401604</text:p>
          </table:table-cell>
          <table:table-cell office:value-type="float" office:value="25.9637513386738">
            <text:p>25.9637513387</text:p>
          </table:table-cell>
          <table:table-cell office:value-type="float" office:value="10.8470415947881">
            <text:p>10.8470415948</text:p>
          </table:table-cell>
          <table:table-cell office:value-type="float" office:value="12.2474996097932">
            <text:p>12.247499609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038">
            <text:p>2038</text:p>
          </table:table-cell>
          <table:table-cell office:value-type="float" office:value="3918">
            <text:p>3918</text:p>
          </table:table-cell>
          <table:table-cell office:value-type="float" office:value="7221">
            <text:p>7221</text:p>
          </table:table-cell>
          <table:table-cell office:value-type="float" office:value="145.75">
            <text:p>145.75</text:p>
          </table:table-cell>
          <table:table-cell office:value-type="float" office:value="271">
            <text:p>271</text:p>
          </table:table-cell>
          <table:table-cell office:value-type="float" office:value="276.125">
            <text:p>276.125</text:p>
          </table:table-cell>
          <table:table-cell office:value-type="float" office:value="0.0715161923454367">
            <text:p>0.0715161923</text:p>
          </table:table-cell>
          <table:table-cell office:value-type="float" office:value="0.0691679428279735">
            <text:p>0.0691679428</text:p>
          </table:table-cell>
          <table:table-cell office:value-type="float" office:value="0.0382391635507547">
            <text:p>0.0382391636</text:p>
          </table:table-cell>
          <table:table-cell office:value-type="float" office:value="1.2603312221135">
            <text:p>1.2603312221</text:p>
          </table:table-cell>
          <table:table-cell office:value-type="float" office:value="1.25146484035541">
            <text:p>1.2514648404</text:p>
          </table:table-cell>
          <table:table-cell office:value-type="float" office:value="1.1367030503406">
            <text:p>1.1367030503</text:p>
          </table:table-cell>
          <table:table-cell office:value-type="float" office:value="10.0347552102706">
            <text:p>10.0347552103</text:p>
          </table:table-cell>
          <table:table-cell office:value-type="float" office:value="10.3639308196075">
            <text:p>10.3639308196</text:p>
          </table:table-cell>
          <table:table-cell office:value-type="float" office:value="18.4710363420239">
            <text:p>18.47103634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12">
            <text:p>2212</text:p>
          </table:table-cell>
          <table:table-cell office:value-type="float" office:value="4017">
            <text:p>4017</text:p>
          </table:table-cell>
          <table:table-cell office:value-type="float" office:value="8537">
            <text:p>8537</text:p>
          </table:table-cell>
          <table:table-cell office:value-type="float" office:value="146.75">
            <text:p>146.75</text:p>
          </table:table-cell>
          <table:table-cell office:value-type="float" office:value="235.875">
            <text:p>235.875</text:p>
          </table:table-cell>
          <table:table-cell office:value-type="float" office:value="335.75">
            <text:p>335.75</text:p>
          </table:table-cell>
          <table:table-cell office:value-type="float" office:value="0.0663426763110307">
            <text:p>0.0663426763</text:p>
          </table:table-cell>
          <table:table-cell office:value-type="float" office:value="0.0587191934279313">
            <text:p>0.0587191934</text:p>
          </table:table-cell>
          <table:table-cell office:value-type="float" office:value="0.0393288040295186">
            <text:p>0.039328804</text:p>
          </table:table-cell>
          <table:table-cell office:value-type="float" office:value="1.24082601446082">
            <text:p>1.2408260145</text:p>
          </table:table-cell>
          <table:table-cell office:value-type="float" office:value="1.21227514660434">
            <text:p>1.2122751466</text:p>
          </table:table-cell>
          <table:table-cell office:value-type="float" office:value="1.14068245356304">
            <text:p>1.1406824536</text:p>
          </table:table-cell>
          <table:table-cell office:value-type="float" office:value="10.7908468979188">
            <text:p>10.7908468979</text:p>
          </table:table-cell>
          <table:table-cell office:value-type="float" office:value="12.147717604512">
            <text:p>12.1477176045</text:p>
          </table:table-cell>
          <table:table-cell office:value-type="float" office:value="17.9687608884553">
            <text:p>17.968760888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80">
            <text:p>2380</text:p>
          </table:table-cell>
          <table:table-cell office:value-type="float" office:value="4241">
            <text:p>4241</text:p>
          </table:table-cell>
          <table:table-cell office:value-type="float" office:value="8402">
            <text:p>8402</text:p>
          </table:table-cell>
          <table:table-cell office:value-type="float" office:value="202.5">
            <text:p>202.5</text:p>
          </table:table-cell>
          <table:table-cell office:value-type="float" office:value="226">
            <text:p>226</text:p>
          </table:table-cell>
          <table:table-cell office:value-type="float" office:value="287.75">
            <text:p>287.75</text:p>
          </table:table-cell>
          <table:table-cell office:value-type="float" office:value="0.0850840336134454">
            <text:p>0.0850840336</text:p>
          </table:table-cell>
          <table:table-cell office:value-type="float" office:value="0.0532893185569441">
            <text:p>0.0532893186</text:p>
          </table:table-cell>
          <table:table-cell office:value-type="float" office:value="0.0342477981432992">
            <text:p>0.0342477981</text:p>
          </table:table-cell>
          <table:table-cell office:value-type="float" office:value="1.31198313148789">
            <text:p>1.3119831315</text:p>
          </table:table-cell>
          <table:table-cell office:value-type="float" office:value="1.19207852783494">
            <text:p>1.1920785278</text:p>
          </table:table-cell>
          <table:table-cell office:value-type="float" office:value="1.12216620038977">
            <text:p>1.1221662004</text:p>
          </table:table-cell>
          <table:table-cell office:value-type="float" office:value="8.48847611074096">
            <text:p>8.4884761107</text:p>
          </table:table-cell>
          <table:table-cell office:value-type="float" office:value="13.3508190422274">
            <text:p>13.3508190422</text:p>
          </table:table-cell>
          <table:table-cell office:value-type="float" office:value="20.5838035343037">
            <text:p>20.583803534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2240">
            <text:p>2240</text:p>
          </table:table-cell>
          <table:table-cell office:value-type="float" office:value="4514">
            <text:p>4514</text:p>
          </table:table-cell>
          <table:table-cell office:value-type="float" office:value="9174">
            <text:p>9174</text:p>
          </table:table-cell>
          <table:table-cell office:value-type="float" office:value="177.75">
            <text:p>177.75</text:p>
          </table:table-cell>
          <table:table-cell office:value-type="float" office:value="271.5">
            <text:p>271.5</text:p>
          </table:table-cell>
          <table:table-cell office:value-type="float" office:value="327.875">
            <text:p>327.875</text:p>
          </table:table-cell>
          <table:table-cell office:value-type="float" office:value="0.0793526785714286">
            <text:p>0.0793526786</text:p>
          </table:table-cell>
          <table:table-cell office:value-type="float" office:value="0.060146211785556">
            <text:p>0.0601462118</text:p>
          </table:table-cell>
          <table:table-cell office:value-type="float" office:value="0.035739590146065">
            <text:p>0.0357395901</text:p>
          </table:table-cell>
          <table:table-cell office:value-type="float" office:value="1.29007619628906">
            <text:p>1.2900761963</text:p>
          </table:table-cell>
          <table:table-cell office:value-type="float" office:value="1.21760217216207">
            <text:p>1.2176021722</text:p>
          </table:table-cell>
          <table:table-cell office:value-type="float" office:value="1.12759210938669">
            <text:p>1.1275921094</text:p>
          </table:table-cell>
          <table:table-cell office:value-type="float" office:value="9.07718252809778">
            <text:p>9.0771825281</text:p>
          </table:table-cell>
          <table:table-cell office:value-type="float" office:value="11.8675697691886">
            <text:p>11.8675697692</text:p>
          </table:table-cell>
          <table:table-cell office:value-type="float" office:value="19.7389249371021">
            <text:p>19.738924937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61">
            <text:p>61</text:p>
          </table:table-cell>
          <table:table-cell office:value-type="float" office:value="2481">
            <text:p>2481</text:p>
          </table:table-cell>
          <table:table-cell office:value-type="float" office:value="4948">
            <text:p>4948</text:p>
          </table:table-cell>
          <table:table-cell office:value-type="float" office:value="9124">
            <text:p>9124</text:p>
          </table:table-cell>
          <table:table-cell office:value-type="float" office:value="175">
            <text:p>175</text:p>
          </table:table-cell>
          <table:table-cell office:value-type="float" office:value="143.125">
            <text:p>143.125</text:p>
          </table:table-cell>
          <table:table-cell office:value-type="float" office:value="404.875">
            <text:p>404.875</text:p>
          </table:table-cell>
          <table:table-cell office:value-type="float" office:value="0.0705360741636437">
            <text:p>0.0705360742</text:p>
          </table:table-cell>
          <table:table-cell office:value-type="float" office:value="0.0289258286176233">
            <text:p>0.0289258286</text:p>
          </table:table-cell>
          <table:table-cell office:value-type="float" office:value="0.0443747259973696">
            <text:p>0.044374726</text:p>
          </table:table-cell>
          <table:table-cell office:value-type="float" office:value="1.25662792157925">
            <text:p>1.2566279216</text:p>
          </table:table-cell>
          <table:table-cell office:value-type="float" office:value="1.10288033914167">
            <text:p>1.1028803391</text:p>
          </table:table-cell>
          <table:table-cell office:value-type="float" office:value="1.15917100895318">
            <text:p>1.159171009</text:p>
          </table:table-cell>
          <table:table-cell office:value-type="float" office:value="10.1694834462524">
            <text:p>10.1694834463</text:p>
          </table:table-cell>
          <table:table-cell office:value-type="float" office:value="24.3078417797803">
            <text:p>24.3078417798</text:p>
          </table:table-cell>
          <table:table-cell office:value-type="float" office:value="15.9643803307031">
            <text:p>15.964380330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2637">
            <text:p>2637</text:p>
          </table:table-cell>
          <table:table-cell office:value-type="float" office:value="5133">
            <text:p>5133</text:p>
          </table:table-cell>
          <table:table-cell office:value-type="float" office:value="8323">
            <text:p>8323</text:p>
          </table:table-cell>
          <table:table-cell office:value-type="float" office:value="232">
            <text:p>232</text:p>
          </table:table-cell>
          <table:table-cell office:value-type="float" office:value="317.375">
            <text:p>317.375</text:p>
          </table:table-cell>
          <table:table-cell office:value-type="float" office:value="407.5">
            <text:p>407.5</text:p>
          </table:table-cell>
          <table:table-cell office:value-type="float" office:value="0.0879787637466818">
            <text:p>0.0879787637</text:p>
          </table:table-cell>
          <table:table-cell office:value-type="float" office:value="0.061830313656731">
            <text:p>0.0618303137</text:p>
          </table:table-cell>
          <table:table-cell office:value-type="float" office:value="0.0489607112819897">
            <text:p>0.0489607113</text:p>
          </table:table-cell>
          <table:table-cell office:value-type="float" office:value="1.32309658833936">
            <text:p>1.3230965883</text:p>
          </table:table-cell>
          <table:table-cell office:value-type="float" office:value="1.22389915366486">
            <text:p>1.2238991537</text:p>
          </table:table-cell>
          <table:table-cell office:value-type="float" office:value="1.17606090593547">
            <text:p>1.1760609059</text:p>
          </table:table-cell>
          <table:table-cell office:value-type="float" office:value="8.22027733118118">
            <text:p>8.2202773312</text:p>
          </table:table-cell>
          <table:table-cell office:value-type="float" office:value="11.5535833215525">
            <text:p>11.5535833216</text:p>
          </table:table-cell>
          <table:table-cell office:value-type="float" office:value="14.5010248965392">
            <text:p>14.501024896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">
            <text:p>74</text:p>
          </table:table-cell>
          <table:table-cell office:value-type="float" office:value="3075">
            <text:p>3075</text:p>
          </table:table-cell>
          <table:table-cell office:value-type="float" office:value="5530">
            <text:p>5530</text:p>
          </table:table-cell>
          <table:table-cell office:value-type="float" office:value="10126">
            <text:p>10126</text:p>
          </table:table-cell>
          <table:table-cell office:value-type="float" office:value="349.875">
            <text:p>349.875</text:p>
          </table:table-cell>
          <table:table-cell office:value-type="float" office:value="433.125">
            <text:p>433.125</text:p>
          </table:table-cell>
          <table:table-cell office:value-type="float" office:value="432.25">
            <text:p>432.25</text:p>
          </table:table-cell>
          <table:table-cell office:value-type="float" office:value="0.113780487804878">
            <text:p>0.1137804878</text:p>
          </table:table-cell>
          <table:table-cell office:value-type="float" office:value="0.0783227848101266">
            <text:p>0.0783227848</text:p>
          </table:table-cell>
          <table:table-cell office:value-type="float" office:value="0.0426871420106656">
            <text:p>0.042687142</text:p>
          </table:table-cell>
          <table:table-cell office:value-type="float" office:value="1.4236058661511">
            <text:p>1.4236058662</text:p>
          </table:table-cell>
          <table:table-cell office:value-type="float" office:value="1.28615328573145">
            <text:p>1.2861532857</text:p>
          </table:table-cell>
          <table:table-cell office:value-type="float" office:value="1.15297649353969">
            <text:p>1.1529764935</text:p>
          </table:table-cell>
          <table:table-cell office:value-type="float" office:value="6.4323191181766">
            <text:p>6.4323191182</text:p>
          </table:table-cell>
          <table:table-cell office:value-type="float" office:value="9.19209748596667">
            <text:p>9.192097486</text:p>
          </table:table-cell>
          <table:table-cell office:value-type="float" office:value="16.5820037811543">
            <text:p>16.582003781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2790">
            <text:p>2790</text:p>
          </table:table-cell>
          <table:table-cell office:value-type="float" office:value="5500">
            <text:p>5500</text:p>
          </table:table-cell>
          <table:table-cell office:value-type="float" office:value="9942">
            <text:p>9942</text:p>
          </table:table-cell>
          <table:table-cell office:value-type="float" office:value="240.25">
            <text:p>240.25</text:p>
          </table:table-cell>
          <table:table-cell office:value-type="float" office:value="362">
            <text:p>362</text:p>
          </table:table-cell>
          <table:table-cell office:value-type="float" office:value="422.375">
            <text:p>422.375</text:p>
          </table:table-cell>
          <table:table-cell office:value-type="float" office:value="0.0861111111111111">
            <text:p>0.0861111111</text:p>
          </table:table-cell>
          <table:table-cell office:value-type="float" office:value="0.0658181818181818">
            <text:p>0.0658181818</text:p>
          </table:table-cell>
          <table:table-cell office:value-type="float" office:value="0.04248390665862">
            <text:p>0.0424839067</text:p>
          </table:table-cell>
          <table:table-cell office:value-type="float" office:value="1.3159225308642">
            <text:p>1.3159225309</text:p>
          </table:table-cell>
          <table:table-cell office:value-type="float" office:value="1.23885442115702">
            <text:p>1.2388544212</text:p>
          </table:table-cell>
          <table:table-cell office:value-type="float" office:value="1.15223124266213">
            <text:p>1.1522312427</text:p>
          </table:table-cell>
          <table:table-cell office:value-type="float" office:value="8.39125389497725">
            <text:p>8.391253895</text:p>
          </table:table-cell>
          <table:table-cell office:value-type="float" office:value="10.8741336075592">
            <text:p>10.8741336076</text:p>
          </table:table-cell>
          <table:table-cell office:value-type="float" office:value="16.6596939620626">
            <text:p>16.659693962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77">
            <text:p>77</text:p>
          </table:table-cell>
          <table:table-cell office:value-type="float" office:value="3147">
            <text:p>3147</text:p>
          </table:table-cell>
          <table:table-cell office:value-type="float" office:value="5872">
            <text:p>5872</text:p>
          </table:table-cell>
          <table:table-cell office:value-type="float" office:value="9779">
            <text:p>9779</text:p>
          </table:table-cell>
          <table:table-cell office:value-type="float" office:value="172.5">
            <text:p>172.5</text:p>
          </table:table-cell>
          <table:table-cell office:value-type="float" office:value="221.875">
            <text:p>221.875</text:p>
          </table:table-cell>
          <table:table-cell office:value-type="float" office:value="364.875">
            <text:p>364.875</text:p>
          </table:table-cell>
          <table:table-cell office:value-type="float" office:value="0.0548141086749285">
            <text:p>0.0548141087</text:p>
          </table:table-cell>
          <table:table-cell office:value-type="float" office:value="0.0377852520435967">
            <text:p>0.037785252</text:p>
          </table:table-cell>
          <table:table-cell office:value-type="float" office:value="0.0373120973514674">
            <text:p>0.0373120974</text:p>
          </table:table-cell>
          <table:table-cell office:value-type="float" office:value="1.19773836992151">
            <text:p>1.1977383699</text:p>
          </table:table-cell>
          <table:table-cell office:value-type="float" office:value="1.1350467236857">
            <text:p>1.1350467237</text:p>
          </table:table-cell>
          <table:table-cell office:value-type="float" office:value="1.13332103824332">
            <text:p>1.1333210382</text:p>
          </table:table-cell>
          <table:table-cell office:value-type="float" office:value="12.9889067993564">
            <text:p>12.9889067994</text:p>
          </table:table-cell>
          <table:table-cell office:value-type="float" office:value="18.688815501275">
            <text:p>18.6888155013</text:p>
          </table:table-cell>
          <table:table-cell office:value-type="float" office:value="18.9214669698488">
            <text:p>18.921466969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  <table:table-cell office:value-type="float" office:value="3643">
            <text:p>3643</text:p>
          </table:table-cell>
          <table:table-cell office:value-type="float" office:value="6255">
            <text:p>6255</text:p>
          </table:table-cell>
          <table:table-cell office:value-type="float" office:value="11095">
            <text:p>11095</text:p>
          </table:table-cell>
          <table:table-cell office:value-type="float" office:value="183.75">
            <text:p>183.75</text:p>
          </table:table-cell>
          <table:table-cell office:value-type="float" office:value="205.125">
            <text:p>205.125</text:p>
          </table:table-cell>
          <table:table-cell office:value-type="float" office:value="398">
            <text:p>398</text:p>
          </table:table-cell>
          <table:table-cell office:value-type="float" office:value="0.0504391984628054">
            <text:p>0.0504391985</text:p>
          </table:table-cell>
          <table:table-cell office:value-type="float" office:value="0.0327937649880096">
            <text:p>0.032793765</text:p>
          </table:table-cell>
          <table:table-cell office:value-type="float" office:value="0.0358720144209103">
            <text:p>0.0358720144</text:p>
          </table:table-cell>
          <table:table-cell office:value-type="float" office:value="1.1815236555933">
            <text:p>1.1815236556</text:p>
          </table:table-cell>
          <table:table-cell office:value-type="float" office:value="1.11688602226133">
            <text:p>1.1168860223</text:p>
          </table:table-cell>
          <table:table-cell office:value-type="float" office:value="1.12807418125367">
            <text:p>1.1280741813</text:p>
          </table:table-cell>
          <table:table-cell office:value-type="float" office:value="14.0859635840658">
            <text:p>14.0859635841</text:p>
          </table:table-cell>
          <table:table-cell office:value-type="float" office:value="21.4812636562424">
            <text:p>21.4812636562</text:p>
          </table:table-cell>
          <table:table-cell office:value-type="float" office:value="19.6673217223549">
            <text:p>19.66732172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3765">
            <text:p>3765</text:p>
          </table:table-cell>
          <table:table-cell office:value-type="float" office:value="6779">
            <text:p>6779</text:p>
          </table:table-cell>
          <table:table-cell office:value-type="float" office:value="12782">
            <text:p>12782</text:p>
          </table:table-cell>
          <table:table-cell office:value-type="float" office:value="230.25">
            <text:p>230.25</text:p>
          </table:table-cell>
          <table:table-cell office:value-type="float" office:value="320.25">
            <text:p>320.25</text:p>
          </table:table-cell>
          <table:table-cell office:value-type="float" office:value="181.125">
            <text:p>181.125</text:p>
          </table:table-cell>
          <table:table-cell office:value-type="float" office:value="0.0611553784860558">
            <text:p>0.0611553785</text:p>
          </table:table-cell>
          <table:table-cell office:value-type="float" office:value="0.0472414810444018">
            <text:p>0.047241481</text:p>
          </table:table-cell>
          <table:table-cell office:value-type="float" office:value="0.0141703176341731">
            <text:p>0.0141703176</text:p>
          </table:table-cell>
          <table:table-cell office:value-type="float" office:value="1.22137418612403">
            <text:p>1.2213741861</text:p>
          </table:table-cell>
          <table:table-cell office:value-type="float" office:value="1.16971942841669">
            <text:p>1.1697194284</text:p>
          </table:table-cell>
          <table:table-cell office:value-type="float" office:value="1.04998967560724">
            <text:p>1.0499896756</text:p>
          </table:table-cell>
          <table:table-cell office:value-type="float" office:value="11.6773433188606">
            <text:p>11.6773433189</text:p>
          </table:table-cell>
          <table:table-cell office:value-type="float" office:value="15.016334374621">
            <text:p>15.0163343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78">
            <text:p>78</text:p>
          </table:table-cell>
          <table:table-cell office:value-type="float" office:value="4008">
            <text:p>4008</text:p>
          </table:table-cell>
          <table:table-cell office:value-type="float" office:value="6544">
            <text:p>6544</text:p>
          </table:table-cell>
          <table:table-cell office:value-type="float" office:value="11741">
            <text:p>11741</text:p>
          </table:table-cell>
          <table:table-cell office:value-type="float" office:value="159.75">
            <text:p>159.75</text:p>
          </table:table-cell>
          <table:table-cell office:value-type="float" office:value="29.5">
            <text:p>29.5</text:p>
          </table:table-cell>
          <table:table-cell office:value-type="float" office:value="314.75">
            <text:p>314.75</text:p>
          </table:table-cell>
          <table:table-cell office:value-type="float" office:value="0.0398577844311377">
            <text:p>0.0398577844</text:p>
          </table:table-cell>
          <table:table-cell office:value-type="float" office:value="0.00450794621026895">
            <text:p>0.0045079462</text:p>
          </table:table-cell>
          <table:table-cell office:value-type="float" office:value="0.0268077676518184">
            <text:p>0.0268077677</text:p>
          </table:table-cell>
          <table:table-cell office:value-type="float" office:value="1.14261598574931">
            <text:p>1.1426159857</text:p>
          </table:table-cell>
          <table:table-cell office:value-type="float" office:value="1.01581764203085">
            <text:p>1.015817642</text:p>
          </table:table-cell>
          <table:table-cell office:value-type="float" office:value="1.09523575333805">
            <text:p>1.0952357533</text:p>
          </table:table-cell>
          <table:table-cell office:value-type="float" office:value="17.7348256139989">
            <text:p>17.734825614</text:p>
          </table:table-cell>
          <table:table-cell office:value-type="float" office:value="0">
            <text:p>0</text:p>
          </table:table-cell>
          <table:table-cell office:value-type="float" office:value="26.2012521849801">
            <text:p>26.2012521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95">
            <text:p>95</text:p>
          </table:table-cell>
          <table:table-cell office:value-type="float" office:value="4065">
            <text:p>4065</text:p>
          </table:table-cell>
          <table:table-cell office:value-type="float" office:value="7240">
            <text:p>7240</text:p>
          </table:table-cell>
          <table:table-cell office:value-type="float" office:value="13007">
            <text:p>13007</text:p>
          </table:table-cell>
          <table:table-cell office:value-type="float" office:value="204.625">
            <text:p>204.625</text:p>
          </table:table-cell>
          <table:table-cell office:value-type="float" office:value="59.125">
            <text:p>59.125</text:p>
          </table:table-cell>
          <table:table-cell office:value-type="float" office:value="887.875">
            <text:p>887.875</text:p>
          </table:table-cell>
          <table:table-cell office:value-type="float" office:value="0.0503382533825338">
            <text:p>0.0503382534</text:p>
          </table:table-cell>
          <table:table-cell office:value-type="float" office:value="0.0081664364640884">
            <text:p>0.0081664365</text:p>
          </table:table-cell>
          <table:table-cell office:value-type="float" office:value="0.0682613208272469">
            <text:p>0.0682613208</text:p>
          </table:table-cell>
          <table:table-cell office:value-type="float" office:value="1.18115040875593">
            <text:p>1.1811504088</text:p>
          </table:table-cell>
          <table:table-cell office:value-type="float" office:value="1.02871324136597">
            <text:p>1.0287132414</text:p>
          </table:table-cell>
          <table:table-cell office:value-type="float" office:value="1.24804745442068">
            <text:p>1.2480474544</text:p>
          </table:table-cell>
          <table:table-cell office:value-type="float" office:value="14.1135269190051">
            <text:p>14.113526919</text:p>
          </table:table-cell>
          <table:table-cell office:value-type="float" office:value="0">
            <text:p>0</text:p>
          </table:table-cell>
          <table:table-cell office:value-type="float" office:value="10.4970780059135">
            <text:p>10.497078005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7673">
            <text:p>7673</text:p>
          </table:table-cell>
          <table:table-cell office:value-type="float" office:value="13200">
            <text:p>13200</text:p>
          </table:table-cell>
          <table:table-cell office:value-type="float" office:value="153.75">
            <text:p>153.75</text:p>
          </table:table-cell>
          <table:table-cell office:value-type="float" office:value="327.5">
            <text:p>327.5</text:p>
          </table:table-cell>
          <table:table-cell office:value-type="float" office:value="1018.875">
            <text:p>1018.875</text:p>
          </table:table-cell>
          <table:table-cell office:value-type="float" office:value="0.0343268586738111">
            <text:p>0.0343268587</text:p>
          </table:table-cell>
          <table:table-cell office:value-type="float" office:value="0.0426821321517008">
            <text:p>0.0426821322</text:p>
          </table:table-cell>
          <table:table-cell office:value-type="float" office:value="0.0771875">
            <text:p>0.0771875</text:p>
          </table:table-cell>
          <table:table-cell office:value-type="float" office:value="1.12245353848211">
            <text:p>1.1224535385</text:p>
          </table:table-cell>
          <table:table-cell office:value-type="float" office:value="1.15295812076478">
            <text:p>1.1529581208</text:p>
          </table:table-cell>
          <table:table-cell office:value-type="float" office:value="1.28183375390625">
            <text:p>1.2818337539</text:p>
          </table:table-cell>
          <table:table-cell office:value-type="float" office:value="20.5371848942237">
            <text:p>20.5371848942</text:p>
          </table:table-cell>
          <table:table-cell office:value-type="float" office:value="16.5839099923067">
            <text:p>16.5839099923</text:p>
          </table:table-cell>
          <table:table-cell office:value-type="float" office:value="9.32232360516952">
            <text:p>9.322323605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4834">
            <text:p>4834</text:p>
          </table:table-cell>
          <table:table-cell office:value-type="float" office:value="7213">
            <text:p>7213</text:p>
          </table:table-cell>
          <table:table-cell office:value-type="float" office:value="11025">
            <text:p>11025</text:p>
          </table:table-cell>
          <table:table-cell office:value-type="float" office:value="177.625">
            <text:p>177.625</text:p>
          </table:table-cell>
          <table:table-cell office:value-type="float" office:value="1611.25">
            <text:p>1611.25</text:p>
          </table:table-cell>
          <table:table-cell office:value-type="float" office:value="165">
            <text:p>165</text:p>
          </table:table-cell>
          <table:table-cell office:value-type="float" office:value="0.036744931733554">
            <text:p>0.0367449317</text:p>
          </table:table-cell>
          <table:table-cell office:value-type="float" office:value="0.223381394704007">
            <text:p>0.2233813947</text:p>
          </table:table-cell>
          <table:table-cell office:value-type="float" office:value="0.0149659863945578">
            <text:p>0.0149659864</text:p>
          </table:table-cell>
          <table:table-cell office:value-type="float" office:value="1.13125363348332">
            <text:p>1.1312536335</text:p>
          </table:table-cell>
          <table:table-cell office:value-type="float" office:value="1.87963740656384">
            <text:p>1.8796374066</text:p>
          </table:table-cell>
          <table:table-cell office:value-type="float" office:value="1.05281995464853">
            <text:p>1.0528199546</text:p>
          </table:table-cell>
          <table:table-cell office:value-type="float" office:value="19.208238538338">
            <text:p>19.2082385383</text:p>
          </table:table-cell>
          <table:table-cell office:value-type="float" office:value="3.43791185336449">
            <text:p>3.4379118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4">
            <text:p>64</text:p>
          </table:table-cell>
          <table:table-cell office:value-type="float" office:value="4676">
            <text:p>4676</text:p>
          </table:table-cell>
          <table:table-cell office:value-type="float" office:value="7702">
            <text:p>7702</text:p>
          </table:table-cell>
          <table:table-cell office:value-type="float" office:value="14012">
            <text:p>14012</text:p>
          </table:table-cell>
          <table:table-cell office:value-type="float" office:value="192.75">
            <text:p>192.75</text:p>
          </table:table-cell>
          <table:table-cell office:value-type="float" office:value="5.375">
            <text:p>5.375</text:p>
          </table:table-cell>
          <table:table-cell office:value-type="float" office:value="1995.5">
            <text:p>1995.5</text:p>
          </table:table-cell>
          <table:table-cell office:value-type="float" office:value="0.041221129170231">
            <text:p>0.0412211292</text:p>
          </table:table-cell>
          <table:table-cell office:value-type="float" office:value="0.000697870682939496">
            <text:p>0.0006978707</text:p>
          </table:table-cell>
          <table:table-cell office:value-type="float" office:value="0.14241364544676">
            <text:p>0.1424136454</text:p>
          </table:table-cell>
          <table:table-cell office:value-type="float" office:value="1.14760434781634">
            <text:p>1.1476043478</text:p>
          </table:table-cell>
          <table:table-cell office:value-type="float" office:value="1.00244350195633">
            <text:p>1.002443502</text:p>
          </table:table-cell>
          <table:table-cell office:value-type="float" office:value="1.53819978602615">
            <text:p>1.538199786</text:p>
          </table:table-cell>
          <table:table-cell office:value-type="float" office:value="17.15957744353">
            <text:p>17.1595774435</text:p>
          </table:table-cell>
          <table:table-cell office:value-type="float" office:value="0">
            <text:p>0</text:p>
          </table:table-cell>
          <table:table-cell office:value-type="float" office:value="5.20602541791865">
            <text:p>5.206025417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4488">
            <text:p>4488</text:p>
          </table:table-cell>
          <table:table-cell office:value-type="float" office:value="7832">
            <text:p>7832</text:p>
          </table:table-cell>
          <table:table-cell office:value-type="float" office:value="19592">
            <text:p>19592</text:p>
          </table:table-cell>
          <table:table-cell office:value-type="float" office:value="-146.5">
            <text:p>-146.5</text:p>
          </table:table-cell>
          <table:table-cell office:value-type="float" office:value="-185.25">
            <text:p>-185.25</text:p>
          </table:table-cell>
          <table:table-cell office:value-type="float" office:value="1376.75">
            <text:p>1376.75</text:p>
          </table:table-cell>
          <table:table-cell office:value-type="float" office:value="-0.0326426024955437">
            <text:p>-0.0326426025</text:p>
          </table:table-cell>
          <table:table-cell office:value-type="float" office:value="-0.023652962206333">
            <text:p>-0.0236529622</text:p>
          </table:table-cell>
          <table:table-cell office:value-type="float" office:value="0.0702710289914251">
            <text:p>0.070271029</text:p>
          </table:table-cell>
          <table:table-cell office:value-type="float" office:value="0.887839348681054">
            <text:p>0.8878393487</text:p>
          </table:table-cell>
          <table:table-cell office:value-type="float" office:value="0.918311179015258">
            <text:p>0.918311179</text:p>
          </table:table-cell>
          <table:table-cell office:value-type="float" office:value="1.25562711580039">
            <text:p>1.2556271158</text:p>
          </table:table-cell>
          <table:table-cell office:value-type="float" office:value="-20.8859432372345">
            <text:p>-20.8859432372</text:p>
          </table:table-cell>
          <table:table-cell office:value-type="float" office:value="-28.9569221274984">
            <text:p>-28.9569221275</text:p>
          </table:table-cell>
          <table:table-cell office:value-type="float" office:value="10.2065622127984">
            <text:p>10.20656221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4114">
            <text:p>4114</text:p>
          </table:table-cell>
          <table:table-cell office:value-type="float" office:value="7681">
            <text:p>7681</text:p>
          </table:table-cell>
          <table:table-cell office:value-type="float" office:value="22320">
            <text:p>22320</text:p>
          </table:table-cell>
          <table:table-cell office:value-type="float" office:value="8.5">
            <text:p>8.5</text:p>
          </table:table-cell>
          <table:table-cell office:value-type="float" office:value="222">
            <text:p>222</text:p>
          </table:table-cell>
          <table:table-cell office:value-type="float" office:value="765.5">
            <text:p>765.5</text:p>
          </table:table-cell>
          <table:table-cell office:value-type="float" office:value="0.00206611570247934">
            <text:p>0.0020661157</text:p>
          </table:table-cell>
          <table:table-cell office:value-type="float" office:value="0.0289024866553834">
            <text:p>0.0289024867</text:p>
          </table:table-cell>
          <table:table-cell office:value-type="float" office:value="0.0342965949820789">
            <text:p>0.034296595</text:p>
          </table:table-cell>
          <table:table-cell office:value-type="float" office:value="1.00723977187351">
            <text:p>1.0072397719</text:p>
          </table:table-cell>
          <table:table-cell office:value-type="float" office:value="1.10279599661418">
            <text:p>1.1027959966</text:p>
          </table:table-cell>
          <table:table-cell office:value-type="float" office:value="1.12234354503491">
            <text:p>1.122343545</text:p>
          </table:table-cell>
          <table:table-cell office:value-type="float" office:value="0">
            <text:p>0</text:p>
          </table:table-cell>
          <table:table-cell office:value-type="float" office:value="24.3271958008526">
            <text:p>24.3271958009</text:p>
          </table:table-cell>
          <table:table-cell office:value-type="float" office:value="20.5550047214422">
            <text:p>20.55500472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4495">
            <text:p>4495</text:p>
          </table:table-cell>
          <table:table-cell office:value-type="float" office:value="7452">
            <text:p>7452</text:p>
          </table:table-cell>
          <table:table-cell office:value-type="float" office:value="26040">
            <text:p>26040</text:p>
          </table:table-cell>
          <table:table-cell office:value-type="float" office:value="-128.5">
            <text:p>-128.5</text:p>
          </table:table-cell>
          <table:table-cell office:value-type="float" office:value="90.75">
            <text:p>90.75</text:p>
          </table:table-cell>
          <table:table-cell office:value-type="float" office:value="1138.25">
            <text:p>1138.25</text:p>
          </table:table-cell>
          <table:table-cell office:value-type="float" office:value="-0.028587319243604">
            <text:p>-0.0285873192</text:p>
          </table:table-cell>
          <table:table-cell office:value-type="float" office:value="0.0121779388083736">
            <text:p>0.0121779388</text:p>
          </table:table-cell>
          <table:table-cell office:value-type="float" office:value="0.0437115975422427">
            <text:p>0.0437115975</text:p>
          </table:table-cell>
          <table:table-cell office:value-type="float" office:value="0.901546162897596">
            <text:p>0.9015461629</text:p>
          </table:table-cell>
          <table:table-cell office:value-type="float" office:value="1.0429134581288">
            <text:p>1.0429134581</text:p>
          </table:table-cell>
          <table:table-cell office:value-type="float" office:value="1.15673557076685">
            <text:p>1.1567355708</text:p>
          </table:table-cell>
          <table:table-cell office:value-type="float" office:value="-23.8984170684257">
            <text:p>-23.8984170684</text:p>
          </table:table-cell>
          <table:table-cell office:value-type="float" office:value="0">
            <text:p>0</text:p>
          </table:table-cell>
          <table:table-cell office:value-type="float" office:value="16.2013855927984">
            <text:p>16.201385592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4681">
            <text:p>4681</text:p>
          </table:table-cell>
          <table:table-cell office:value-type="float" office:value="7702">
            <text:p>7702</text:p>
          </table:table-cell>
          <table:table-cell office:value-type="float" office:value="25296">
            <text:p>25296</text:p>
          </table:table-cell>
          <table:table-cell office:value-type="float" office:value="-143.375">
            <text:p>-143.375</text:p>
          </table:table-cell>
          <table:table-cell office:value-type="float" office:value="5.375">
            <text:p>5.375</text:p>
          </table:table-cell>
          <table:table-cell office:value-type="float" office:value="294.5">
            <text:p>294.5</text:p>
          </table:table-cell>
          <table:table-cell office:value-type="float" office:value="-0.0306291390728477">
            <text:p>-0.0306291391</text:p>
          </table:table-cell>
          <table:table-cell office:value-type="float" office:value="0.000697870682939496">
            <text:p>0.0006978707</text:p>
          </table:table-cell>
          <table:table-cell office:value-type="float" office:value="0.0116421568627451">
            <text:p>0.0116421569</text:p>
          </table:table-cell>
          <table:table-cell office:value-type="float" office:value="0.894636775799307">
            <text:p>0.8946367758</text:p>
          </table:table-cell>
          <table:table-cell office:value-type="float" office:value="1.00244350195633">
            <text:p>1.002443502</text:p>
          </table:table-cell>
          <table:table-cell office:value-type="float" office:value="1.04101320705978">
            <text:p>1.0410132071</text:p>
          </table:table-cell>
          <table:table-cell office:value-type="float" office:value="-22.2819483292016">
            <text:p>-22.2819483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">
            <text:p>32</text:p>
          </table:table-cell>
          <table:table-cell office:value-type="float" office:value="4092">
            <text:p>4092</text:p>
          </table:table-cell>
          <table:table-cell office:value-type="float" office:value="7392">
            <text:p>7392</text:p>
          </table:table-cell>
          <table:table-cell office:value-type="float" office:value="21576">
            <text:p>21576</text:p>
          </table:table-cell>
          <table:table-cell office:value-type="float" office:value="-116.25">
            <text:p>-116.25</text:p>
          </table:table-cell>
          <table:table-cell office:value-type="float" office:value="-258.625">
            <text:p>-258.625</text:p>
          </table:table-cell>
          <table:table-cell office:value-type="float" office:value="-573.5">
            <text:p>-573.5</text:p>
          </table:table-cell>
          <table:table-cell office:value-type="float" office:value="-0.0284090909090909">
            <text:p>-0.0284090909</text:p>
          </table:table-cell>
          <table:table-cell office:value-type="float" office:value="-0.0349871482683983">
            <text:p>-0.0349871483</text:p>
          </table:table-cell>
          <table:table-cell office:value-type="float" office:value="-0.0265804597701149">
            <text:p>-0.0265804598</text:p>
          </table:table-cell>
          <table:table-cell office:value-type="float" office:value="0.902150051652893">
            <text:p>0.9021500517</text:p>
          </table:table-cell>
          <table:table-cell office:value-type="float" office:value="0.879944218126758">
            <text:p>0.8799442181</text:p>
          </table:table-cell>
          <table:table-cell office:value-type="float" office:value="0.908353171654115">
            <text:p>0.9083531717</text:p>
          </table:table-cell>
          <table:table-cell office:value-type="float" office:value="-24.0505424546661">
            <text:p>-24.0505424547</text:p>
          </table:table-cell>
          <table:table-cell office:value-type="float" office:value="-19.4628490982982">
            <text:p>-19.4628490983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3625">
            <text:p>3625</text:p>
          </table:table-cell>
          <table:table-cell office:value-type="float" office:value="7260">
            <text:p>7260</text:p>
          </table:table-cell>
          <table:table-cell office:value-type="float" office:value="17980">
            <text:p>17980</text:p>
          </table:table-cell>
          <table:table-cell office:value-type="float" office:value="-362.875">
            <text:p>-362.875</text:p>
          </table:table-cell>
          <table:table-cell office:value-type="float" office:value="447.5">
            <text:p>447.5</text:p>
          </table:table-cell>
          <table:table-cell office:value-type="float" office:value="-325.5">
            <text:p>-325.5</text:p>
          </table:table-cell>
          <table:table-cell office:value-type="float" office:value="-0.100103448275862">
            <text:p>-0.1001034483</text:p>
          </table:table-cell>
          <table:table-cell office:value-type="float" office:value="0.0616391184573003">
            <text:p>0.0616391185</text:p>
          </table:table-cell>
          <table:table-cell office:value-type="float" office:value="-0.0181034482758621">
            <text:p>-0.0181034483</text:p>
          </table:table-cell>
          <table:table-cell office:value-type="float" office:value="0.66927850373365">
            <text:p>0.6692785037</text:p>
          </table:table-cell>
          <table:table-cell office:value-type="float" office:value="1.22318370121197">
            <text:p>1.2231837012</text:p>
          </table:table-cell>
          <table:table-cell office:value-type="float" office:value="0.937280291319857">
            <text:p>0.9372802913</text:p>
          </table:table-cell>
          <table:table-cell office:value-type="float" office:value="-6.57164376493182">
            <text:p>-6.5716437649</text:p>
          </table:table-cell>
          <table:table-cell office:value-type="float" office:value="11.5883669148227">
            <text:p>11.5883669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775">
            <text:p>3775</text:p>
          </table:table-cell>
          <table:table-cell office:value-type="float" office:value="7334">
            <text:p>7334</text:p>
          </table:table-cell>
          <table:table-cell office:value-type="float" office:value="18724">
            <text:p>18724</text:p>
          </table:table-cell>
          <table:table-cell office:value-type="float" office:value="-183.375">
            <text:p>-183.375</text:p>
          </table:table-cell>
          <table:table-cell office:value-type="float" office:value="309.125">
            <text:p>309.125</text:p>
          </table:table-cell>
          <table:table-cell office:value-type="float" office:value="-573.5">
            <text:p>-573.5</text:p>
          </table:table-cell>
          <table:table-cell office:value-type="float" office:value="-0.0485761589403974">
            <text:p>-0.0485761589</text:p>
          </table:table-cell>
          <table:table-cell office:value-type="float" office:value="0.0421495773111535">
            <text:p>0.0421495773</text:p>
          </table:table-cell>
          <table:table-cell office:value-type="float" office:value="-0.0306291390728477">
            <text:p>-0.0306291391</text:p>
          </table:table-cell>
          <table:table-cell office:value-type="float" office:value="0.834608344414719">
            <text:p>0.8346083444</text:p>
          </table:table-cell>
          <table:table-cell office:value-type="float" office:value="1.15100563084935">
            <text:p>1.1510056308</text:p>
          </table:table-cell>
          <table:table-cell office:value-type="float" office:value="0.894636775799307">
            <text:p>0.8946367758</text:p>
          </table:table-cell>
          <table:table-cell office:value-type="float" office:value="-13.9198377814645">
            <text:p>-13.9198377815</text:p>
          </table:table-cell>
          <table:table-cell office:value-type="float" office:value="16.789126795341">
            <text:p>16.7891267953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3300">
            <text:p>3300</text:p>
          </table:table-cell>
          <table:table-cell office:value-type="float" office:value="7020">
            <text:p>7020</text:p>
          </table:table-cell>
          <table:table-cell office:value-type="float" office:value="18147">
            <text:p>18147</text:p>
          </table:table-cell>
          <table:table-cell office:value-type="float" office:value="-93.75">
            <text:p>-93.75</text:p>
          </table:table-cell>
          <table:table-cell office:value-type="float" office:value="149.75">
            <text:p>149.75</text:p>
          </table:table-cell>
          <table:table-cell office:value-type="float" office:value="465.75">
            <text:p>465.75</text:p>
          </table:table-cell>
          <table:table-cell office:value-type="float" office:value="-0.0284090909090909">
            <text:p>-0.0284090909</text:p>
          </table:table-cell>
          <table:table-cell office:value-type="float" office:value="0.0213319088319088">
            <text:p>0.0213319088</text:p>
          </table:table-cell>
          <table:table-cell office:value-type="float" office:value="0.0256653992395437">
            <text:p>0.0256653992</text:p>
          </table:table-cell>
          <table:table-cell office:value-type="float" office:value="0.902150051652893">
            <text:p>0.9021500517</text:p>
          </table:table-cell>
          <table:table-cell office:value-type="float" office:value="1.07555357956713">
            <text:p>1.0755535796</text:p>
          </table:table-cell>
          <table:table-cell office:value-type="float" office:value="1.09111997426593">
            <text:p>1.0911199743</text:p>
          </table:table-cell>
          <table:table-cell office:value-type="float" office:value="-24.0505424546661">
            <text:p>-24.0505424547</text:p>
          </table:table-cell>
          <table:table-cell office:value-type="float" office:value="32.8387981682244">
            <text:p>32.8387981682</text:p>
          </table:table-cell>
          <table:table-cell office:value-type="float" office:value="27.3521777433901">
            <text:p>27.35217774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3025">
            <text:p>3025</text:p>
          </table:table-cell>
          <table:table-cell office:value-type="float" office:value="7790">
            <text:p>7790</text:p>
          </table:table-cell>
          <table:table-cell office:value-type="float" office:value="18147">
            <text:p>18147</text:p>
          </table:table-cell>
          <table:table-cell office:value-type="float" office:value="59.375">
            <text:p>59.375</text:p>
          </table:table-cell>
          <table:table-cell office:value-type="float" office:value="-56.75">
            <text:p>-56.75</text:p>
          </table:table-cell>
          <table:table-cell office:value-type="float" office:value="836.625">
            <text:p>836.625</text:p>
          </table:table-cell>
          <table:table-cell office:value-type="float" office:value="0.0196280991735537">
            <text:p>0.0196280992</text:p>
          </table:table-cell>
          <table:table-cell office:value-type="float" office:value="-0.00728498074454429">
            <text:p>-0.0072849807</text:p>
          </table:table-cell>
          <table:table-cell office:value-type="float" office:value="0.0461026615969582">
            <text:p>0.0461026616</text:p>
          </table:table-cell>
          <table:table-cell office:value-type="float" office:value="1.06945346117069">
            <text:p>1.0694534612</text:p>
          </table:table-cell>
          <table:table-cell office:value-type="float" office:value="0.974606586445214">
            <text:p>0.9746065864</text:p>
          </table:table-cell>
          <table:table-cell office:value-type="float" office:value="1.16552520818575">
            <text:p>1.1655252082</text:p>
          </table:table-cell>
          <table:table-cell table:number-columns-repeated="2" office:value-type="float" office:value="0">
            <text:p>0</text:p>
          </table:table-cell>
          <table:table-cell office:value-type="float" office:value="15.3788328016998">
            <text:p>15.378832801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3975">
            <text:p>3975</text:p>
          </table:table-cell>
          <table:table-cell office:value-type="float" office:value="8432">
            <text:p>8432</text:p>
          </table:table-cell>
          <table:table-cell office:value-type="float" office:value="21459">
            <text:p>21459</text:p>
          </table:table-cell>
          <table:table-cell office:value-type="float" office:value="206.25">
            <text:p>206.25</text:p>
          </table:table-cell>
          <table:table-cell office:value-type="float" office:value="981.75">
            <text:p>981.75</text:p>
          </table:table-cell>
          <table:table-cell office:value-type="float" office:value="1181.625">
            <text:p>1181.625</text:p>
          </table:table-cell>
          <table:table-cell office:value-type="float" office:value="0.0518867924528302">
            <text:p>0.0518867925</text:p>
          </table:table-cell>
          <table:table-cell office:value-type="float" office:value="0.116431451612903">
            <text:p>0.1164314516</text:p>
          </table:table-cell>
          <table:table-cell office:value-type="float" office:value="0.055064308681672">
            <text:p>0.0550643087</text:p>
          </table:table-cell>
          <table:table-cell office:value-type="float" office:value="1.18688056247775">
            <text:p>1.1868805625</text:p>
          </table:table-cell>
          <table:table-cell office:value-type="float" office:value="1.43408039517755">
            <text:p>1.4340803952</text:p>
          </table:table-cell>
          <table:table-cell office:value-type="float" office:value="1.19866795344341">
            <text:p>1.1986679534</text:p>
          </table:table-cell>
          <table:table-cell office:value-type="float" office:value="13.7024883528063">
            <text:p>13.7024883528</text:p>
          </table:table-cell>
          <table:table-cell office:value-type="float" office:value="6.29347718693299">
            <text:p>6.2934771869</text:p>
          </table:table-cell>
          <table:table-cell office:value-type="float" office:value="12.9314351381529">
            <text:p>12.931435138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4325">
            <text:p>4325</text:p>
          </table:table-cell>
          <table:table-cell office:value-type="float" office:value="9386">
            <text:p>9386</text:p>
          </table:table-cell>
          <table:table-cell office:value-type="float" office:value="22977">
            <text:p>22977</text:p>
          </table:table-cell>
          <table:table-cell office:value-type="float" office:value="118.75">
            <text:p>118.75</text:p>
          </table:table-cell>
          <table:table-cell office:value-type="float" office:value="798">
            <text:p>798</text:p>
          </table:table-cell>
          <table:table-cell office:value-type="float" office:value="862.5">
            <text:p>862.5</text:p>
          </table:table-cell>
          <table:table-cell office:value-type="float" office:value="0.0274566473988439">
            <text:p>0.0274566474</text:p>
          </table:table-cell>
          <table:table-cell office:value-type="float" office:value="0.0850202429149798">
            <text:p>0.0850202429</text:p>
          </table:table-cell>
          <table:table-cell office:value-type="float" office:value="0.0375375375375375">
            <text:p>0.0375375375</text:p>
          </table:table-cell>
          <table:table-cell office:value-type="float" office:value="1.09757584616927">
            <text:p>1.0975758462</text:p>
          </table:table-cell>
          <table:table-cell office:value-type="float" office:value="1.31173859594486">
            <text:p>1.3117385959</text:p>
          </table:table-cell>
          <table:table-cell office:value-type="float" office:value="1.13414315216117">
            <text:p>1.1341431522</text:p>
          </table:table-cell>
          <table:table-cell office:value-type="float" office:value="25.5901589779144">
            <text:p>25.5901589779</text:p>
          </table:table-cell>
          <table:table-cell office:value-type="float" office:value="8.49459191447882">
            <text:p>8.4945919145</text:p>
          </table:table-cell>
          <table:table-cell office:value-type="float" office:value="18.8098859802514">
            <text:p>18.80988598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4350">
            <text:p>4350</text:p>
          </table:table-cell>
          <table:table-cell office:value-type="float" office:value="9594">
            <text:p>9594</text:p>
          </table:table-cell>
          <table:table-cell office:value-type="float" office:value="23460">
            <text:p>23460</text:p>
          </table:table-cell>
          <table:table-cell office:value-type="float" office:value="287.5">
            <text:p>287.5</text:p>
          </table:table-cell>
          <table:table-cell office:value-type="float" office:value="708.5">
            <text:p>708.5</text:p>
          </table:table-cell>
          <table:table-cell office:value-type="float" office:value="1267.875">
            <text:p>1267.875</text:p>
          </table:table-cell>
          <table:table-cell office:value-type="float" office:value="0.0660919540229885">
            <text:p>0.066091954</text:p>
          </table:table-cell>
          <table:table-cell office:value-type="float" office:value="0.0738482384823848">
            <text:p>0.0738482385</text:p>
          </table:table-cell>
          <table:table-cell office:value-type="float" office:value="0.0540441176470588">
            <text:p>0.0540441176</text:p>
          </table:table-cell>
          <table:table-cell office:value-type="float" office:value="1.23988340599815">
            <text:p>1.239883406</text:p>
          </table:table-cell>
          <table:table-cell office:value-type="float" office:value="1.26915781684917">
            <text:p>1.2691578168</text:p>
          </table:table-cell>
          <table:table-cell office:value-type="float" office:value="1.19487911440311">
            <text:p>1.1948791144</text:p>
          </table:table-cell>
          <table:table-cell office:value-type="float" office:value="10.8304952919625">
            <text:p>10.830495292</text:p>
          </table:table-cell>
          <table:table-cell office:value-type="float" office:value="9.72856155879279">
            <text:p>9.7285615588</text:p>
          </table:table-cell>
          <table:table-cell office:value-type="float" office:value="13.1691139377112">
            <text:p>13.169113937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4825">
            <text:p>4825</text:p>
          </table:table-cell>
          <table:table-cell office:value-type="float" office:value="10660">
            <text:p>10660</text:p>
          </table:table-cell>
          <table:table-cell office:value-type="float" office:value="25047">
            <text:p>25047</text:p>
          </table:table-cell>
          <table:table-cell office:value-type="float" office:value="396.875">
            <text:p>396.875</text:p>
          </table:table-cell>
          <table:table-cell office:value-type="float" office:value="750.75">
            <text:p>750.75</text:p>
          </table:table-cell>
          <table:table-cell office:value-type="float" office:value="1543.875">
            <text:p>1543.875</text:p>
          </table:table-cell>
          <table:table-cell office:value-type="float" office:value="0.0822538860103627">
            <text:p>0.082253886</text:p>
          </table:table-cell>
          <table:table-cell office:value-type="float" office:value="0.0704268292682927">
            <text:p>0.0704268293</text:p>
          </table:table-cell>
          <table:table-cell office:value-type="float" office:value="0.0616391184573003">
            <text:p>0.0616391185</text:p>
          </table:table-cell>
          <table:table-cell office:value-type="float" office:value="1.30114937649333">
            <text:p>1.3011493765</text:p>
          </table:table-cell>
          <table:table-cell office:value-type="float" office:value="1.25621538146936">
            <text:p>1.2562153815</text:p>
          </table:table-cell>
          <table:table-cell office:value-type="float" office:value="1.22318370121197">
            <text:p>1.2231837012</text:p>
          </table:table-cell>
          <table:table-cell office:value-type="float" office:value="8.76893140437852">
            <text:p>8.7689314044</text:p>
          </table:table-cell>
          <table:table-cell office:value-type="float" office:value="10.1847325763447">
            <text:p>10.1847325763</text:p>
          </table:table-cell>
          <table:table-cell office:value-type="float" office:value="11.5883669148227">
            <text:p>11.58836691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5275">
            <text:p>5275</text:p>
          </table:table-cell>
          <table:table-cell office:value-type="float" office:value="11521">
            <text:p>11521</text:p>
          </table:table-cell>
          <table:table-cell office:value-type="float" office:value="26634">
            <text:p>26634</text:p>
          </table:table-cell>
          <table:table-cell office:value-type="float" office:value="412.5">
            <text:p>412.5</text:p>
          </table:table-cell>
          <table:table-cell office:value-type="float" office:value="789.25">
            <text:p>789.25</text:p>
          </table:table-cell>
          <table:table-cell office:value-type="float" office:value="1578.375">
            <text:p>1578.375</text:p>
          </table:table-cell>
          <table:table-cell office:value-type="float" office:value="0.0781990521327014">
            <text:p>0.0781990521</text:p>
          </table:table-cell>
          <table:table-cell office:value-type="float" office:value="0.0685053380782918">
            <text:p>0.0685053381</text:p>
          </table:table-cell>
          <table:table-cell office:value-type="float" office:value="0.0592616580310881">
            <text:p>0.059261658</text:p>
          </table:table-cell>
          <table:table-cell office:value-type="float" office:value="1.28568226230318">
            <text:p>1.2856822623</text:p>
          </table:table-cell>
          <table:table-cell office:value-type="float" office:value="1.24896692671065">
            <text:p>1.2489669267</text:p>
          </table:table-cell>
          <table:table-cell office:value-type="float" office:value="1.21429921356949">
            <text:p>1.2142992136</text:p>
          </table:table-cell>
          <table:table-cell office:value-type="float" office:value="9.20610708576988">
            <text:p>9.2061070858</text:p>
          </table:table-cell>
          <table:table-cell office:value-type="float" office:value="10.4608949507982">
            <text:p>10.4608949508</text:p>
          </table:table-cell>
          <table:table-cell office:value-type="float" office:value="12.0396334888878">
            <text:p>12.039633488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4725">
            <text:p>4725</text:p>
          </table:table-cell>
          <table:table-cell office:value-type="float" office:value="12350">
            <text:p>12350</text:p>
          </table:table-cell>
          <table:table-cell office:value-type="float" office:value="25816">
            <text:p>25816</text:p>
          </table:table-cell>
          <table:table-cell office:value-type="float" office:value="515.625">
            <text:p>515.625</text:p>
          </table:table-cell>
          <table:table-cell office:value-type="float" office:value="1050">
            <text:p>1050</text:p>
          </table:table-cell>
          <table:table-cell office:value-type="float" office:value="322">
            <text:p>322</text:p>
          </table:table-cell>
          <table:table-cell office:value-type="float" office:value="0.109126984126984">
            <text:p>0.1091269841</text:p>
          </table:table-cell>
          <table:table-cell office:value-type="float" office:value="0.0850202429149798">
            <text:p>0.0850202429</text:p>
          </table:table-cell>
          <table:table-cell office:value-type="float" office:value="0.012472885032538">
            <text:p>0.012472885</text:p>
          </table:table-cell>
          <table:table-cell office:value-type="float" office:value="1.40528549382716">
            <text:p>1.4052854938</text:p>
          </table:table-cell>
          <table:table-cell office:value-type="float" office:value="1.31173859594486">
            <text:p>1.3117385959</text:p>
          </table:table-cell>
          <table:table-cell office:value-type="float" office:value="1.04396002042151">
            <text:p>1.0439600204</text:p>
          </table:table-cell>
          <table:table-cell office:value-type="float" office:value="6.69234074584823">
            <text:p>6.6923407458</text:p>
          </table:table-cell>
          <table:table-cell office:value-type="float" office:value="8.49459191447882">
            <text:p>8.4945919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5600">
            <text:p>5600</text:p>
          </table:table-cell>
          <table:table-cell office:value-type="float" office:value="13813">
            <text:p>13813</text:p>
          </table:table-cell>
          <table:table-cell office:value-type="float" office:value="28290">
            <text:p>28290</text:p>
          </table:table-cell>
          <table:table-cell office:value-type="float" office:value="531.25">
            <text:p>531.25</text:p>
          </table:table-cell>
          <table:table-cell office:value-type="float" office:value="288.375">
            <text:p>288.375</text:p>
          </table:table-cell>
          <table:table-cell office:value-type="float" office:value="1992.375">
            <text:p>1992.375</text:p>
          </table:table-cell>
          <table:table-cell office:value-type="float" office:value="0.0948660714285714">
            <text:p>0.0948660714</text:p>
          </table:table-cell>
          <table:table-cell office:value-type="float" office:value="0.0208770723231738">
            <text:p>0.0208770723</text:p>
          </table:table-cell>
          <table:table-cell office:value-type="float" office:value="0.0704268292682927">
            <text:p>0.0704268293</text:p>
          </table:table-cell>
          <table:table-cell office:value-type="float" office:value="1.34967041015625">
            <text:p>1.3496704102</text:p>
          </table:table-cell>
          <table:table-cell office:value-type="float" office:value="1.07392402334273">
            <text:p>1.0739240233</text:p>
          </table:table-cell>
          <table:table-cell office:value-type="float" office:value="1.25621538146936">
            <text:p>1.2562153815</text:p>
          </table:table-cell>
          <table:table-cell office:value-type="float" office:value="7.64792594491755">
            <text:p>7.6479259449</text:p>
          </table:table-cell>
          <table:table-cell office:value-type="float" office:value="33.5467394659224">
            <text:p>33.5467394659</text:p>
          </table:table-cell>
          <table:table-cell office:value-type="float" office:value="10.1847325763447">
            <text:p>10.184732576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6200">
            <text:p>6200</text:p>
          </table:table-cell>
          <table:table-cell office:value-type="float" office:value="14231">
            <text:p>14231</text:p>
          </table:table-cell>
          <table:table-cell office:value-type="float" office:value="30752">
            <text:p>30752</text:p>
          </table:table-cell>
          <table:table-cell office:value-type="float" office:value="721.875">
            <text:p>721.875</text:p>
          </table:table-cell>
          <table:table-cell office:value-type="float" office:value="264.25">
            <text:p>264.25</text:p>
          </table:table-cell>
          <table:table-cell office:value-type="float" office:value="3580.5">
            <text:p>3580.5</text:p>
          </table:table-cell>
          <table:table-cell office:value-type="float" office:value="0.116431451612903">
            <text:p>0.1164314516</text:p>
          </table:table-cell>
          <table:table-cell office:value-type="float" office:value="0.0185686178061977">
            <text:p>0.0185686178</text:p>
          </table:table-cell>
          <table:table-cell office:value-type="float" office:value="0.116431451612903">
            <text:p>0.1164314516</text:p>
          </table:table-cell>
          <table:table-cell office:value-type="float" office:value="1.43408039517755">
            <text:p>1.4340803952</text:p>
          </table:table-cell>
          <table:table-cell office:value-type="float" office:value="1.06566595771347">
            <text:p>1.0656659577</text:p>
          </table:table-cell>
          <table:table-cell office:value-type="float" office:value="1.43408039517755">
            <text:p>1.4340803952</text:p>
          </table:table-cell>
          <table:table-cell office:value-type="float" office:value="6.29347718693299">
            <text:p>6.2934771869</text:p>
          </table:table-cell>
          <table:table-cell office:value-type="float" office:value="0">
            <text:p>0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7275">
            <text:p>7275</text:p>
          </table:table-cell>
          <table:table-cell office:value-type="float" office:value="14360">
            <text:p>14360</text:p>
          </table:table-cell>
          <table:table-cell office:value-type="float" office:value="36084">
            <text:p>36084</text:p>
          </table:table-cell>
          <table:table-cell office:value-type="float" office:value="781.25">
            <text:p>781.25</text:p>
          </table:table-cell>
          <table:table-cell office:value-type="float" office:value="39.25">
            <text:p>39.25</text:p>
          </table:table-cell>
          <table:table-cell office:value-type="float" office:value="3875">
            <text:p>3875</text:p>
          </table:table-cell>
          <table:table-cell office:value-type="float" office:value="0.107388316151203">
            <text:p>0.1073883162</text:p>
          </table:table-cell>
          <table:table-cell office:value-type="float" office:value="0.00273328690807799">
            <text:p>0.0027332869</text:p>
          </table:table-cell>
          <table:table-cell office:value-type="float" office:value="0.107388316151203">
            <text:p>0.1073883162</text:p>
          </table:table-cell>
          <table:table-cell office:value-type="float" office:value="1.39846231740296">
            <text:p>1.3984623174</text:p>
          </table:table-cell>
          <table:table-cell office:value-type="float" office:value="1.00958114705862">
            <text:p>1.0095811471</text:p>
          </table:table-cell>
          <table:table-cell office:value-type="float" office:value="1.39846231740296">
            <text:p>1.3984623174</text:p>
          </table:table-cell>
          <table:table-cell office:value-type="float" office:value="6.79526915343788">
            <text:p>6.7952691534</text:p>
          </table:table-cell>
          <table:table-cell office:value-type="float" office:value="0">
            <text:p>0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7077">
            <text:p>7077</text:p>
          </table:table-cell>
          <table:table-cell office:value-type="float" office:value="15093">
            <text:p>15093</text:p>
          </table:table-cell>
          <table:table-cell office:value-type="float" office:value="41912">
            <text:p>41912</text:p>
          </table:table-cell>
          <table:table-cell office:value-type="float" office:value="-193.625">
            <text:p>-193.625</text:p>
          </table:table-cell>
          <table:table-cell office:value-type="float" office:value="334.125">
            <text:p>334.125</text:p>
          </table:table-cell>
          <table:table-cell office:value-type="float" office:value="3983.5">
            <text:p>3983.5</text:p>
          </table:table-cell>
          <table:table-cell office:value-type="float" office:value="-0.0273597569591635">
            <text:p>-0.027359757</text:p>
          </table:table-cell>
          <table:table-cell office:value-type="float" office:value="0.0221377459749553">
            <text:p>0.022137746</text:p>
          </table:table-cell>
          <table:table-cell office:value-type="float" office:value="0.0950443786982249">
            <text:p>0.0950443787</text:p>
          </table:table-cell>
          <table:table-cell office:value-type="float" office:value="0.905708020992622">
            <text:p>0.905708021</text:p>
          </table:table-cell>
          <table:table-cell office:value-type="float" office:value="1.07844266731417">
            <text:p>1.0784426673</text:p>
          </table:table-cell>
          <table:table-cell office:value-type="float" office:value="1.35036085593116">
            <text:p>1.3503608559</text:p>
          </table:table-cell>
          <table:table-cell office:value-type="float" office:value="-24.9863758704697">
            <text:p>-24.9863758705</text:p>
          </table:table-cell>
          <table:table-cell office:value-type="float" office:value="31.6559572212379">
            <text:p>31.6559572212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93">
            <text:p>193</text:p>
          </table:table-cell>
          <table:table-cell office:value-type="float" office:value="7663">
            <text:p>7663</text:p>
          </table:table-cell>
          <table:table-cell office:value-type="float" office:value="15164">
            <text:p>15164</text:p>
          </table:table-cell>
          <table:table-cell office:value-type="float" office:value="42656">
            <text:p>42656</text:p>
          </table:table-cell>
          <table:table-cell office:value-type="float" office:value="27.375">
            <text:p>27.375</text:p>
          </table:table-cell>
          <table:table-cell office:value-type="float" office:value="205.625">
            <text:p>205.625</text:p>
          </table:table-cell>
          <table:table-cell office:value-type="float" office:value="3410">
            <text:p>3410</text:p>
          </table:table-cell>
          <table:table-cell office:value-type="float" office:value="0.00357236069424507">
            <text:p>0.0035723607</text:p>
          </table:table-cell>
          <table:table-cell office:value-type="float" office:value="0.0135600764969665">
            <text:p>0.0135600765</text:p>
          </table:table-cell>
          <table:table-cell office:value-type="float" office:value="0.0799418604651163">
            <text:p>0.0799418605</text:p>
          </table:table-cell>
          <table:table-cell office:value-type="float" office:value="1.01252827548128">
            <text:p>1.0125282755</text:p>
          </table:table-cell>
          <table:table-cell office:value-type="float" office:value="1.04782066406161">
            <text:p>1.0478206641</text:p>
          </table:table-cell>
          <table:table-cell office:value-type="float" office:value="1.29232228569497">
            <text:p>1.2923222857</text:p>
          </table:table-cell>
          <table:table-cell table:number-columns-repeated="2" office:value-type="float" office:value="0">
            <text:p>0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7775">
            <text:p>7775</text:p>
          </table:table-cell>
          <table:table-cell office:value-type="float" office:value="15965">
            <text:p>15965</text:p>
          </table:table-cell>
          <table:table-cell office:value-type="float" office:value="52576">
            <text:p>52576</text:p>
          </table:table-cell>
          <table:table-cell office:value-type="float" office:value="205.25">
            <text:p>205.25</text:p>
          </table:table-cell>
          <table:table-cell office:value-type="float" office:value="728.5">
            <text:p>728.5</text:p>
          </table:table-cell>
          <table:table-cell office:value-type="float" office:value="2185.5">
            <text:p>2185.5</text:p>
          </table:table-cell>
          <table:table-cell office:value-type="float" office:value="0.0263987138263666">
            <text:p>0.0263987138</text:p>
          </table:table-cell>
          <table:table-cell office:value-type="float" office:value="0.045631067961165">
            <text:p>0.045631068</text:p>
          </table:table-cell>
          <table:table-cell office:value-type="float" office:value="0.0415683962264151">
            <text:p>0.0415683962</text:p>
          </table:table-cell>
          <table:table-cell office:value-type="float" office:value="1.09376140689199">
            <text:p>1.0937614069</text:p>
          </table:table-cell>
          <table:table-cell office:value-type="float" office:value="1.1637898388161">
            <text:p>1.1637898388</text:p>
          </table:table-cell>
          <table:table-cell office:value-type="float" office:value="1.14887613265953">
            <text:p>1.1488761327</text:p>
          </table:table-cell>
          <table:table-cell office:value-type="float" office:value="26.6019227584554">
            <text:p>26.6019227585</text:p>
          </table:table-cell>
          <table:table-cell office:value-type="float" office:value="15.5342430120227">
            <text:p>15.534243012</text:p>
          </table:table-cell>
          <table:table-cell office:value-type="float" office:value="17.0190809670196">
            <text:p>17.01908096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7769">
            <text:p>7769</text:p>
          </table:table-cell>
          <table:table-cell office:value-type="float" office:value="15537">
            <text:p>15537</text:p>
          </table:table-cell>
          <table:table-cell office:value-type="float" office:value="57164">
            <text:p>57164</text:p>
          </table:table-cell>
          <table:table-cell office:value-type="float" office:value="329">
            <text:p>329</text:p>
          </table:table-cell>
          <table:table-cell office:value-type="float" office:value="658">
            <text:p>658</text:p>
          </table:table-cell>
          <table:table-cell office:value-type="float" office:value="713">
            <text:p>713</text:p>
          </table:table-cell>
          <table:table-cell office:value-type="float" office:value="0.0423477925086884">
            <text:p>0.0423477925</text:p>
          </table:table-cell>
          <table:table-cell office:value-type="float" office:value="0.0423505181180408">
            <text:p>0.0423505181</text:p>
          </table:table-cell>
          <table:table-cell office:value-type="float" office:value="0.012472885032538">
            <text:p>0.012472885</text:p>
          </table:table-cell>
          <table:table-cell office:value-type="float" office:value="1.15173221141991">
            <text:p>1.1517322114</text:p>
          </table:table-cell>
          <table:table-cell office:value-type="float" office:value="1.15174220352748">
            <text:p>1.1517422035</text:p>
          </table:table-cell>
          <table:table-cell office:value-type="float" office:value="1.04396002042151">
            <text:p>1.0439600204</text:p>
          </table:table-cell>
          <table:table-cell office:value-type="float" office:value="16.7121428115637">
            <text:p>16.7121428116</text:p>
          </table:table-cell>
          <table:table-cell office:value-type="float" office:value="16.7110892453678">
            <text:p>16.7110892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8132">
            <text:p>8132</text:p>
          </table:table-cell>
          <table:table-cell office:value-type="float" office:value="14904">
            <text:p>14904</text:p>
          </table:table-cell>
          <table:table-cell office:value-type="float" office:value="55304">
            <text:p>55304</text:p>
          </table:table-cell>
          <table:table-cell office:value-type="float" office:value="432.375">
            <text:p>432.375</text:p>
          </table:table-cell>
          <table:table-cell office:value-type="float" office:value="230">
            <text:p>230</text:p>
          </table:table-cell>
          <table:table-cell office:value-type="float" office:value="508.75">
            <text:p>508.75</text:p>
          </table:table-cell>
          <table:table-cell office:value-type="float" office:value="0.0531695769798328">
            <text:p>0.053169577</text:p>
          </table:table-cell>
          <table:table-cell office:value-type="float" office:value="0.0154320987654321">
            <text:p>0.0154320988</text:p>
          </table:table-cell>
          <table:table-cell office:value-type="float" office:value="0.00919915376826269">
            <text:p>0.0091991538</text:p>
          </table:table-cell>
          <table:table-cell office:value-type="float" office:value="1.19163444710519">
            <text:p>1.1916344471</text:p>
          </table:table-cell>
          <table:table-cell office:value-type="float" office:value="1.05447911903673">
            <text:p>1.054479119</text:p>
          </table:table-cell>
          <table:table-cell office:value-type="float" office:value="1.03236290207182">
            <text:p>1.0323629021</text:p>
          </table:table-cell>
          <table:table-cell office:value-type="float" office:value="13.3801188249557">
            <text:p>13.380118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48">
            <text:p>248</text:p>
          </table:table-cell>
          <table:table-cell office:value-type="float" office:value="9585">
            <text:p>9585</text:p>
          </table:table-cell>
          <table:table-cell office:value-type="float" office:value="16432">
            <text:p>16432</text:p>
          </table:table-cell>
          <table:table-cell office:value-type="float" office:value="55056">
            <text:p>55056</text:p>
          </table:table-cell>
          <table:table-cell office:value-type="float" office:value="509.125">
            <text:p>509.125</text:p>
          </table:table-cell>
          <table:table-cell office:value-type="float" office:value="896.5">
            <text:p>896.5</text:p>
          </table:table-cell>
          <table:table-cell office:value-type="float" office:value="1070.25">
            <text:p>1070.25</text:p>
          </table:table-cell>
          <table:table-cell office:value-type="float" office:value="0.0531168492436098">
            <text:p>0.0531168492</text:p>
          </table:table-cell>
          <table:table-cell office:value-type="float" office:value="0.0545581791626095">
            <text:p>0.0545581792</text:p>
          </table:table-cell>
          <table:table-cell office:value-type="float" office:value="0.0194392981691369">
            <text:p>0.0194392982</text:p>
          </table:table-cell>
          <table:table-cell office:value-type="float" office:value="1.19143891571283">
            <text:p>1.1914389157</text:p>
          </table:table-cell>
          <table:table-cell office:value-type="float" office:value="1.19678775309967">
            <text:p>1.1967877531</text:p>
          </table:table-cell>
          <table:table-cell office:value-type="float" office:value="1.06877820076606">
            <text:p>1.0687782008</text:p>
          </table:table-cell>
          <table:table-cell office:value-type="float" office:value="13.3930627534695">
            <text:p>13.3930627535</text:p>
          </table:table-cell>
          <table:table-cell office:value-type="float" office:value="13.0482397845526">
            <text:p>13.0482397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9725">
            <text:p>9725</text:p>
          </table:table-cell>
          <table:table-cell office:value-type="float" office:value="18521">
            <text:p>18521</text:p>
          </table:table-cell>
          <table:table-cell office:value-type="float" office:value="49542">
            <text:p>49542</text:p>
          </table:table-cell>
          <table:table-cell office:value-type="float" office:value="13.375">
            <text:p>13.375</text:p>
          </table:table-cell>
          <table:table-cell office:value-type="float" office:value="955.714285714286">
            <text:p>955.7142857143</text:p>
          </table:table-cell>
          <table:table-cell office:value-type="float" office:value="1062.375">
            <text:p>1062.375</text:p>
          </table:table-cell>
          <table:table-cell office:value-type="float" office:value="0.00137532133676093">
            <text:p>0.0013753213</text:p>
          </table:table-cell>
          <table:table-cell office:value-type="float" office:value="0.0516016568065594">
            <text:p>0.0516016568</text:p>
          </table:table-cell>
          <table:table-cell office:value-type="float" office:value="0.0214439263655081">
            <text:p>0.0214439264</text:p>
          </table:table-cell>
          <table:table-cell office:value-type="float" office:value="1.00481733203587">
            <text:p>1.004817332</text:p>
          </table:table-cell>
          <table:table-cell office:value-type="float" office:value="1.18582475155391">
            <text:p>1.1858247516</text:p>
          </table:table-cell>
          <table:table-cell office:value-type="float" office:value="1.0759550325561">
            <text:p>1.0759550326</text:p>
          </table:table-cell>
          <table:table-cell office:value-type="float" office:value="0">
            <text:p>0</text:p>
          </table:table-cell>
          <table:table-cell office:value-type="float" office:value="13.7763210299425">
            <text:p>13.7763210299</text:p>
          </table:table-cell>
          <table:table-cell office:value-type="float" office:value="32.6690544743017">
            <text:p>32.66905447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8425">
            <text:p>8425</text:p>
          </table:table-cell>
          <table:table-cell office:value-type="float" office:value="18243">
            <text:p>18243</text:p>
          </table:table-cell>
          <table:table-cell office:value-type="float" office:value="47541">
            <text:p>47541</text:p>
          </table:table-cell>
          <table:table-cell office:value-type="float" office:value="-116.857142857143">
            <text:p>-116.8571428571</text:p>
          </table:table-cell>
          <table:table-cell office:value-type="float" office:value="1061.57142857143">
            <text:p>1061.5714285714</text:p>
          </table:table-cell>
          <table:table-cell office:value-type="float" office:value="662.142857142857">
            <text:p>662.1428571429</text:p>
          </table:table-cell>
          <table:table-cell office:value-type="float" office:value="-0.013870284018652">
            <text:p>-0.013870284</text:p>
          </table:table-cell>
          <table:table-cell office:value-type="float" office:value="0.0581906171447365">
            <text:p>0.0581906171</text:p>
          </table:table-cell>
          <table:table-cell office:value-type="float" office:value="0.0139278277096161">
            <text:p>0.0139278277</text:p>
          </table:table-cell>
          <table:table-cell office:value-type="float" office:value="0.951831080101084">
            <text:p>0.9518310801</text:p>
          </table:table-cell>
          <table:table-cell office:value-type="float" office:value="1.210304009937">
            <text:p>1.2103040099</text:p>
          </table:table-cell>
          <table:table-cell office:value-type="float" office:value="1.04912760637769">
            <text:p>1.0491276064</text:p>
          </table:table-cell>
          <table:table-cell office:value-type="float" office:value="0">
            <text:p>0</text:p>
          </table:table-cell>
          <table:table-cell office:value-type="float" office:value="12.2549724415099">
            <text:p>12.2549724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9271">
            <text:p>9271</text:p>
          </table:table-cell>
          <table:table-cell office:value-type="float" office:value="18024">
            <text:p>18024</text:p>
          </table:table-cell>
          <table:table-cell office:value-type="float" office:value="47150">
            <text:p>47150</text:p>
          </table:table-cell>
          <table:table-cell office:value-type="float" office:value="-73.8333333333333">
            <text:p>-73.8333333333</text:p>
          </table:table-cell>
          <table:table-cell office:value-type="float" office:value="65.3333333333333">
            <text:p>65.3333333333</text:p>
          </table:table-cell>
          <table:table-cell office:value-type="float" office:value="715">
            <text:p>715</text:p>
          </table:table-cell>
          <table:table-cell office:value-type="float" office:value="-0.0079639017725524">
            <text:p>-0.0079639018</text:p>
          </table:table-cell>
          <table:table-cell office:value-type="float" office:value="0.00362479656753958">
            <text:p>0.0036247966</text:p>
          </table:table-cell>
          <table:table-cell office:value-type="float" office:value="0.0151643690349947">
            <text:p>0.015164369</text:p>
          </table:table-cell>
          <table:table-cell office:value-type="float" office:value="0.972250654309695">
            <text:p>0.9722506543</text:p>
          </table:table-cell>
          <table:table-cell office:value-type="float" office:value="1.01271254072069">
            <text:p>1.0127125407</text:p>
          </table:table-cell>
          <table:table-cell office:value-type="float" office:value="1.05352600947541">
            <text:p>1.0535260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0326">
            <text:p>10326</text:p>
          </table:table-cell>
          <table:table-cell office:value-type="float" office:value="19822">
            <text:p>19822</text:p>
          </table:table-cell>
          <table:table-cell office:value-type="float" office:value="52519">
            <text:p>52519</text:p>
          </table:table-cell>
          <table:table-cell office:value-type="float" office:value="-78.6">
            <text:p>-78.6</text:p>
          </table:table-cell>
          <table:table-cell office:value-type="float" office:value="908">
            <text:p>908</text:p>
          </table:table-cell>
          <table:table-cell office:value-type="float" office:value="554.4">
            <text:p>554.4</text:p>
          </table:table-cell>
          <table:table-cell office:value-type="float" office:value="-0.00761185357350378">
            <text:p>-0.0076118536</text:p>
          </table:table-cell>
          <table:table-cell office:value-type="float" office:value="0.0458076884270003">
            <text:p>0.0458076884</text:p>
          </table:table-cell>
          <table:table-cell office:value-type="float" office:value="0.0105561796683105">
            <text:p>0.0105561797</text:p>
          </table:table-cell>
          <table:table-cell office:value-type="float" office:value="0.973472075509793">
            <text:p>0.9734720755</text:p>
          </table:table-cell>
          <table:table-cell office:value-type="float" office:value="1.16443966435979">
            <text:p>1.1644396644</text:p>
          </table:table-cell>
          <table:table-cell office:value-type="float" office:value="1.0371650373803">
            <text:p>1.0371650374</text:p>
          </table:table-cell>
          <table:table-cell office:value-type="float" office:value="0">
            <text:p>0</text:p>
          </table:table-cell>
          <table:table-cell office:value-type="float" office:value="15.4756643018128">
            <text:p>15.4756643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0121">
            <text:p>10121</text:p>
          </table:table-cell>
          <table:table-cell office:value-type="float" office:value="20816">
            <text:p>20816</text:p>
          </table:table-cell>
          <table:table-cell office:value-type="float" office:value="54453">
            <text:p>54453</text:p>
          </table:table-cell>
          <table:table-cell office:value-type="float" office:value="0">
            <text:p>0</text:p>
          </table:table-cell>
          <table:table-cell office:value-type="float" office:value="477.25">
            <text:p>477.25</text:p>
          </table:table-cell>
          <table:table-cell office:value-type="float" office:value="1227.75">
            <text:p>1227.75</text:p>
          </table:table-cell>
          <table:table-cell office:value-type="float" office:value="0">
            <text:p>0</text:p>
          </table:table-cell>
          <table:table-cell office:value-type="float" office:value="0.0229270753266718">
            <text:p>0.0229270753</text:p>
          </table:table-cell>
          <table:table-cell office:value-type="float" office:value="0.0225469671092502">
            <text:p>0.0225469671</text:p>
          </table:table-cell>
          <table:table-cell office:value-type="float" office:value="0.93">
            <text:p>0.93</text:p>
          </table:table-cell>
          <table:table-cell office:value-type="float" office:value="1.0812750391781">
            <text:p>1.0812750392</text:p>
          </table:table-cell>
          <table:table-cell office:value-type="float" office:value="1.07991078170499">
            <text:p>1.0799107817</text:p>
          </table:table-cell>
          <table:table-cell office:value-type="float" office:value="0">
            <text:p>0</text:p>
          </table:table-cell>
          <table:table-cell office:value-type="float" office:value="30.5779550899296">
            <text:p>30.5779550899</text:p>
          </table:table-cell>
          <table:table-cell office:value-type="float" office:value="31.0876546071444">
            <text:p>31.087654607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9920">
            <text:p>9920</text:p>
          </table:table-cell>
          <table:table-cell office:value-type="float" office:value="21506">
            <text:p>21506</text:p>
          </table:table-cell>
          <table:table-cell office:value-type="float" office:value="55336">
            <text:p>55336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9722">
            <text:p>9722</text:p>
          </table:table-cell>
          <table:table-cell office:value-type="float" office:value="22451">
            <text:p>22451</text:p>
          </table:table-cell>
          <table:table-cell office:value-type="float" office:value="56234">
            <text:p>56234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3.75">
            <text:p>63.75</text:p>
          </table:table-cell>
          <table:table-cell office:value-type="float" office:value="4105.75">
            <text:p>4105.75</text:p>
          </table:table-cell>
          <table:table-cell office:value-type="float" office:value="16107.25">
            <text:p>16107.25</text:p>
          </table:table-cell>
          <table:table-cell office:value-type="float" office:value="22.9325">
            <text:p>22.93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89">
            <text:p>389</text:p>
          </table:table-cell>
          <table:table-cell office:value-type="float" office:value="718">
            <text:p>718</text:p>
          </table:table-cell>
          <table:table-cell office:value-type="float" office:value="9529">
            <text:p>9529</text:p>
          </table:table-cell>
          <table:table-cell office:value-type="float" office:value="23437">
            <text:p>23437</text:p>
          </table:table-cell>
          <table:table-cell office:value-type="float" office:value="57146">
            <text:p>57146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63.3333333333333">
            <text:p>63.3333333333</text:p>
          </table:table-cell>
          <table:table-cell office:value-type="float" office:value="4223.33333333333">
            <text:p>4223.3333333333</text:p>
          </table:table-cell>
          <table:table-cell office:value-type="float" office:value="16263.6666666667">
            <text:p>16263.6666666667</text:p>
          </table:table-cell>
          <table:table-cell office:value-type="float" office:value="23.5733333333333">
            <text:p>23.57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89">
            <text:p>689</text:p>
          </table:table-cell>
          <table:table-cell office:value-type="float" office:value="9340">
            <text:p>9340</text:p>
          </table:table-cell>
          <table:table-cell office:value-type="float" office:value="24210">
            <text:p>24210</text:p>
          </table:table-cell>
          <table:table-cell office:value-type="float" office:value="58073">
            <text:p>580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.9">
            <text:p>6.9</text:p>
          </table:table-cell>
          <table:table-cell office:value-type="float" office:value="14.9">
            <text:p>14.9</text:p>
          </table:table-cell>
          <table:table-cell office:value-type="float" office:value="3941">
            <text:p>3941</text:p>
          </table:table-cell>
          <table:table-cell office:value-type="float" office:value="4092">
            <text:p>4092</text:p>
          </table:table-cell>
          <table:table-cell office:value-type="float" office:value="8759">
            <text:p>87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9:00.84</dc:date>
    <dc:creator>Liam Widdess</dc:creator>
    <meta:editing-duration>P2DT3H31M24S</meta:editing-duration>
    <meta:editing-cycles>185</meta:editing-cycles>
    <meta:generator>OpenOffice/4.1.7$Win32 OpenOffice.org_project/417m1$Build-9800</meta:generator>
    <meta:document-statistic meta:table-count="8" meta:cell-count="734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0">
                <text:p>67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53">
                <text:p>65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08">
                <text:p>808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96">
                <text:p>796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49">
                <text:p>94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50">
                <text:p>105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49">
                <text:p>1249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6">
                <text:p>606</text:p>
              </table:table-cell>
              <table:table-cell office:value-type="float" office:value="1250">
                <text:p>125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290">
                <text:p>129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44">
                <text:p>744</text:p>
              </table:table-cell>
              <table:table-cell office:value-type="float" office:value="1422">
                <text:p>142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34">
                <text:p>834</text:p>
              </table:table-cell>
              <table:table-cell office:value-type="float" office:value="1683">
                <text:p>168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16">
                <text:p>816</text:p>
              </table:table-cell>
              <table:table-cell office:value-type="float" office:value="1628">
                <text:p>1628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08">
                <text:p>808</text:p>
              </table:table-cell>
              <table:table-cell office:value-type="float" office:value="1768">
                <text:p>1768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15">
                <text:p>915</text:p>
              </table:table-cell>
              <table:table-cell office:value-type="float" office:value="1988">
                <text:p>1988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20">
                <text:p>1120</text:p>
              </table:table-cell>
              <table:table-cell office:value-type="float" office:value="2099">
                <text:p>2099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86">
                <text:p>1086</text:p>
              </table:table-cell>
              <table:table-cell office:value-type="float" office:value="2045">
                <text:p>2045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90">
                <text:p>1190</text:p>
              </table:table-cell>
              <table:table-cell office:value-type="float" office:value="2248">
                <text:p>2248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47">
                <text:p>1247</text:p>
              </table:table-cell>
              <table:table-cell office:value-type="float" office:value="2470">
                <text:p>2470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60">
                <text:p>1260</text:p>
              </table:table-cell>
              <table:table-cell office:value-type="float" office:value="2582">
                <text:p>2582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2">
                <text:p>1552</text:p>
              </table:table-cell>
              <table:table-cell office:value-type="float" office:value="2718">
                <text:p>2718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3043">
                <text:p>3043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26">
                <text:p>1826</text:p>
              </table:table-cell>
              <table:table-cell office:value-type="float" office:value="3144">
                <text:p>3144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74">
                <text:p>1974</text:p>
              </table:table-cell>
              <table:table-cell office:value-type="float" office:value="3231">
                <text:p>3231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490">
                <text:p>349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48">
                <text:p>1848</text:p>
              </table:table-cell>
              <table:table-cell office:value-type="float" office:value="3548">
                <text:p>3548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38">
                <text:p>2038</text:p>
              </table:table-cell>
              <table:table-cell office:value-type="float" office:value="3918">
                <text:p>3918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2">
                <text:p>2212</text:p>
              </table:table-cell>
              <table:table-cell office:value-type="float" office:value="4017">
                <text:p>4017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80">
                <text:p>2380</text:p>
              </table:table-cell>
              <table:table-cell office:value-type="float" office:value="4241">
                <text:p>4241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240">
                <text:p>2240</text:p>
              </table:table-cell>
              <table:table-cell office:value-type="float" office:value="4514">
                <text:p>4514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81">
                <text:p>2481</text:p>
              </table:table-cell>
              <table:table-cell office:value-type="float" office:value="4948">
                <text:p>4948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37">
                <text:p>2637</text:p>
              </table:table-cell>
              <table:table-cell office:value-type="float" office:value="5133">
                <text:p>5133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75">
                <text:p>3075</text:p>
              </table:table-cell>
              <table:table-cell office:value-type="float" office:value="5530">
                <text:p>5530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790">
                <text:p>2790</text:p>
              </table:table-cell>
              <table:table-cell office:value-type="float" office:value="5500">
                <text:p>5500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47">
                <text:p>3147</text:p>
              </table:table-cell>
              <table:table-cell office:value-type="float" office:value="5872">
                <text:p>5872</text:p>
              </table:table-cell>
              <table:table-cell office:value-type="float" office:value="9779">
                <text:p>977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43">
                <text:p>3643</text:p>
              </table:table-cell>
              <table:table-cell office:value-type="float" office:value="6255">
                <text:p>6255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765">
                <text:p>3765</text:p>
              </table:table-cell>
              <table:table-cell office:value-type="float" office:value="6779">
                <text:p>6779</text:p>
              </table:table-cell>
              <table:table-cell office:value-type="float" office:value="12782">
                <text:p>1278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08">
                <text:p>4008</text:p>
              </table:table-cell>
              <table:table-cell office:value-type="float" office:value="6544">
                <text:p>6544</text:p>
              </table:table-cell>
              <table:table-cell office:value-type="float" office:value="11741">
                <text:p>1174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65">
                <text:p>4065</text:p>
              </table:table-cell>
              <table:table-cell office:value-type="float" office:value="7240">
                <text:p>7240</text:p>
              </table:table-cell>
              <table:table-cell office:value-type="float" office:value="13007">
                <text:p>1300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673">
                <text:p>7673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34">
                <text:p>4834</text:p>
              </table:table-cell>
              <table:table-cell office:value-type="float" office:value="7213">
                <text:p>7213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76">
                <text:p>4676</text:p>
              </table:table-cell>
              <table:table-cell office:value-type="float" office:value="7702">
                <text:p>7702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488">
                <text:p>4488</text:p>
              </table:table-cell>
              <table:table-cell office:value-type="float" office:value="7832">
                <text:p>7832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4114">
                <text:p>4114</text:p>
              </table:table-cell>
              <table:table-cell office:value-type="float" office:value="7681">
                <text:p>7681</text:p>
              </table:table-cell>
              <table:table-cell office:value-type="float" office:value="22320">
                <text:p>2232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4495">
                <text:p>4495</text:p>
              </table:table-cell>
              <table:table-cell office:value-type="float" office:value="7452">
                <text:p>7452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681">
                <text:p>4681</text:p>
              </table:table-cell>
              <table:table-cell office:value-type="float" office:value="7702">
                <text:p>7702</text:p>
              </table:table-cell>
              <table:table-cell office:value-type="float" office:value="25296">
                <text:p>2529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4092">
                <text:p>4092</text:p>
              </table:table-cell>
              <table:table-cell office:value-type="float" office:value="7392">
                <text:p>7392</text:p>
              </table:table-cell>
              <table:table-cell office:value-type="float" office:value="21576">
                <text:p>2157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625">
                <text:p>3625</text:p>
              </table:table-cell>
              <table:table-cell office:value-type="float" office:value="7260">
                <text:p>7260</text:p>
              </table:table-cell>
              <table:table-cell office:value-type="float" office:value="17980">
                <text:p>1798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775">
                <text:p>3775</text:p>
              </table:table-cell>
              <table:table-cell office:value-type="float" office:value="7334">
                <text:p>7334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300">
                <text:p>3300</text:p>
              </table:table-cell>
              <table:table-cell office:value-type="float" office:value="7020">
                <text:p>7020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3025">
                <text:p>3025</text:p>
              </table:table-cell>
              <table:table-cell office:value-type="float" office:value="7790">
                <text:p>7790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975">
                <text:p>3975</text:p>
              </table:table-cell>
              <table:table-cell office:value-type="float" office:value="8432">
                <text:p>8432</text:p>
              </table:table-cell>
              <table:table-cell office:value-type="float" office:value="21459">
                <text:p>2145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4325">
                <text:p>4325</text:p>
              </table:table-cell>
              <table:table-cell office:value-type="float" office:value="9386">
                <text:p>938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4350">
                <text:p>4350</text:p>
              </table:table-cell>
              <table:table-cell office:value-type="float" office:value="9594">
                <text:p>9594</text:p>
              </table:table-cell>
              <table:table-cell office:value-type="float" office:value="23460">
                <text:p>23460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4825">
                <text:p>4825</text:p>
              </table:table-cell>
              <table:table-cell office:value-type="float" office:value="10660">
                <text:p>10660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5275">
                <text:p>5275</text:p>
              </table:table-cell>
              <table:table-cell office:value-type="float" office:value="11521">
                <text:p>11521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4725">
                <text:p>4725</text:p>
              </table:table-cell>
              <table:table-cell office:value-type="float" office:value="12350">
                <text:p>12350</text:p>
              </table:table-cell>
              <table:table-cell office:value-type="float" office:value="25816">
                <text:p>2581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600">
                <text:p>5600</text:p>
              </table:table-cell>
              <table:table-cell office:value-type="float" office:value="13813">
                <text:p>13813</text:p>
              </table:table-cell>
              <table:table-cell office:value-type="float" office:value="28290">
                <text:p>2829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6200">
                <text:p>6200</text:p>
              </table:table-cell>
              <table:table-cell office:value-type="float" office:value="14231">
                <text:p>14231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7275">
                <text:p>7275</text:p>
              </table:table-cell>
              <table:table-cell office:value-type="float" office:value="14360">
                <text:p>14360</text:p>
              </table:table-cell>
              <table:table-cell office:value-type="float" office:value="36084">
                <text:p>3608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077">
                <text:p>7077</text:p>
              </table:table-cell>
              <table:table-cell office:value-type="float" office:value="15093">
                <text:p>15093</text:p>
              </table:table-cell>
              <table:table-cell office:value-type="float" office:value="41912">
                <text:p>4191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663">
                <text:p>7663</text:p>
              </table:table-cell>
              <table:table-cell office:value-type="float" office:value="15164">
                <text:p>15164</text:p>
              </table:table-cell>
              <table:table-cell office:value-type="float" office:value="42656">
                <text:p>4265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775">
                <text:p>7775</text:p>
              </table:table-cell>
              <table:table-cell office:value-type="float" office:value="15965">
                <text:p>15965</text:p>
              </table:table-cell>
              <table:table-cell office:value-type="float" office:value="52576">
                <text:p>5257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769">
                <text:p>7769</text:p>
              </table:table-cell>
              <table:table-cell office:value-type="float" office:value="15537">
                <text:p>15537</text:p>
              </table:table-cell>
              <table:table-cell office:value-type="float" office:value="57164">
                <text:p>5716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132">
                <text:p>8132</text:p>
              </table:table-cell>
              <table:table-cell office:value-type="float" office:value="14904">
                <text:p>14904</text:p>
              </table:table-cell>
              <table:table-cell office:value-type="float" office:value="55304">
                <text:p>5530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585">
                <text:p>9585</text:p>
              </table:table-cell>
              <table:table-cell office:value-type="float" office:value="16432">
                <text:p>16432</text:p>
              </table:table-cell>
              <table:table-cell office:value-type="float" office:value="55056">
                <text:p>5505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9725">
                <text:p>9725</text:p>
              </table:table-cell>
              <table:table-cell office:value-type="float" office:value="18521">
                <text:p>18521</text:p>
              </table:table-cell>
              <table:table-cell office:value-type="float" office:value="49542">
                <text:p>4954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425">
                <text:p>8425</text:p>
              </table:table-cell>
              <table:table-cell office:value-type="float" office:value="18243">
                <text:p>18243</text:p>
              </table:table-cell>
              <table:table-cell office:value-type="float" office:value="47541">
                <text:p>4754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9271">
                <text:p>9271</text:p>
              </table:table-cell>
              <table:table-cell office:value-type="float" office:value="18024">
                <text:p>18024</text:p>
              </table:table-cell>
              <table:table-cell office:value-type="float" office:value="47150">
                <text:p>4715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326">
                <text:p>10326</text:p>
              </table:table-cell>
              <table:table-cell office:value-type="float" office:value="19822">
                <text:p>19822</text:p>
              </table:table-cell>
              <table:table-cell office:value-type="float" office:value="52519">
                <text:p>5251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121">
                <text:p>10121</text:p>
              </table:table-cell>
              <table:table-cell office:value-type="float" office:value="20816">
                <text:p>20816</text:p>
              </table:table-cell>
              <table:table-cell office:value-type="float" office:value="54453">
                <text:p>5445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9920">
                <text:p>9920</text:p>
              </table:table-cell>
              <table:table-cell office:value-type="float" office:value="21506">
                <text:p>21506</text:p>
              </table:table-cell>
              <table:table-cell office:value-type="float" office:value="55336">
                <text:p>5533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9722">
                <text:p>9722</text:p>
              </table:table-cell>
              <table:table-cell office:value-type="float" office:value="22451">
                <text:p>22451</text:p>
              </table:table-cell>
              <table:table-cell office:value-type="float" office:value="56234">
                <text:p>562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9529">
                <text:p>9529</text:p>
              </table:table-cell>
              <table:table-cell office:value-type="float" office:value="23437">
                <text:p>23437</text:p>
              </table:table-cell>
              <table:table-cell office:value-type="float" office:value="57146">
                <text:p>5714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9340">
                <text:p>9340</text:p>
              </table:table-cell>
              <table:table-cell office:value-type="float" office:value="24210">
                <text:p>24210</text:p>
              </table:table-cell>
              <table:table-cell office:value-type="float" office:value="58073">
                <text:p>58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105.75">
                <text:p>4105.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223.33333333333">
                <text:p>422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9cm" svg:y="1.404cm" svg:width="30.8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2.9325">
                <text:p>22.93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3.5733333333333">
                <text:p>23.5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7cm" svg:y="1.352cm" svg:width="31.33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3657778260031">
                <text:p>1.5365777826003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4341575175771">
                <text:p>1.64341575175771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4859991228559">
                <text:p>1.3485999122855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4553665025832">
                <text:p>1.3455366502583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94969798457">
                <text:p>1.2689496979845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576696690109">
                <text:p>1.1657669669010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4618148047804">
                <text:p>1.1461814804780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70955377777778">
                <text:p>1.709553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819551878492">
                <text:p>1.1881955187849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21626596">
                <text:p>1.292162659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5372633856138">
                <text:p>1.2537263385613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079124340285">
                <text:p>1.2707912434028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815325319886">
                <text:p>1.348153253198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788534133167">
                <text:p>1.2878853413316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511639810815">
                <text:p>1.2551163981081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447210994842">
                <text:p>1.0644721099484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760504559784">
                <text:p>1.1176050455978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5317388540838">
                <text:p>1.2531738854083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450678628136">
                <text:p>1.2645067862813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847382445623">
                <text:p>1.1284738244562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9337859578783">
                <text:p>1.2933785957878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97875580506">
                <text:p>1.1929787558050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214603843027">
                <text:p>1.121460384302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070073292802">
                <text:p>1.2907007329280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3170719578765">
                <text:p>1.1317071957876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0221050648188">
                <text:p>1.2022105064818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949220646602">
                <text:p>1.2394922064660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146484035541">
                <text:p>1.2514648403554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227514660434">
                <text:p>1.2122751466043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207852783494">
                <text:p>1.1920785278349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760217216207">
                <text:p>1.2176021721620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0288033914167">
                <text:p>1.1028803391416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389915366486">
                <text:p>1.2238991536648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8615328573145">
                <text:p>1.2861532857314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3885442115702">
                <text:p>1.2388544211570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350467236857">
                <text:p>1.135046723685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1688602226133">
                <text:p>1.1168860222613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971942841669">
                <text:p>1.1697194284166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01581764203085">
                <text:p>1.0158176420308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2871324136597">
                <text:p>1.0287132413659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5295812076478">
                <text:p>1.152958120764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87963740656384">
                <text:p>1.879637406563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0244350195633">
                <text:p>1.0024435019563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18311179015258">
                <text:p>0.91831117901525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0279599661418">
                <text:p>1.1027959966141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429134581288">
                <text:p>1.042913458128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0244350195633">
                <text:p>1.0024435019563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879944218126758">
                <text:p>0.87994421812675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2318370121197">
                <text:p>1.2231837012119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5100563084935">
                <text:p>1.1510056308493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555357956713">
                <text:p>1.0755535795671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974606586445214">
                <text:p>0.97460658644521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43408039517755">
                <text:p>1.4340803951775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31173859594486">
                <text:p>1.3117385959448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26915781684917">
                <text:p>1.2691578168491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5621538146936">
                <text:p>1.256215381469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4896692671065">
                <text:p>1.248966926710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1173859594486">
                <text:p>1.3117385959448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7392402334273">
                <text:p>1.0739240233427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6566595771347">
                <text:p>1.0656659577134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0958114705862">
                <text:p>1.0095811470586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7844266731417">
                <text:p>1.078442667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782066406161">
                <text:p>1.04782066406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637898388161">
                <text:p>1.163789838816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5174220352748">
                <text:p>1.1517422035274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5447911903673">
                <text:p>1.054479119036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9678775309967">
                <text:p>1.1967877530996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8582475155391">
                <text:p>1.1858247515539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0304009937">
                <text:p>1.21030400993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1271254072069">
                <text:p>1.0127125407206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6443966435979">
                <text:p>1.1644396643597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812750391781">
                <text:p>1.081275039178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4cm" svg:width="31.267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6107.25">
                <text:p>16107.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63.6666666667">
                <text:p>1626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